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automatic-styles>
    <style:style style:name="co1" style:family="table-column">
      <style:table-column-properties fo:break-before="auto" style:column-width="1.072in"/>
    </style:style>
    <style:style style:name="co2" style:family="table-column">
      <style:table-column-properties fo:break-before="auto" style:column-width="1.1362in"/>
    </style:style>
    <style:style style:name="co3" style:family="table-column">
      <style:table-column-properties fo:break-before="auto" style:column-width="1.2228in"/>
    </style:style>
    <style:style style:name="co4" style:family="table-column">
      <style:table-column-properties fo:break-before="auto" style:column-width="1.0591in"/>
    </style:style>
    <style:style style:name="co5" style:family="table-column">
      <style:table-column-properties fo:break-before="auto" style:column-width="0.1744in"/>
    </style:style>
    <style:style style:name="co6" style:family="table-column">
      <style:table-column-properties fo:break-before="auto" style:column-width="0.8925in"/>
    </style:style>
    <style:style style:name="co7" style:family="table-column">
      <style:table-column-properties fo:break-before="auto" style:column-width="0.1528in"/>
    </style:style>
    <style:style style:name="co8" style:family="table-column">
      <style:table-column-properties fo:break-before="auto" style:column-width="0.2071in"/>
    </style:style>
    <style:style style:name="co9" style:family="table-column">
      <style:table-column-properties fo:break-before="auto" style:column-width="0.1634in"/>
    </style:style>
    <style:style style:name="co10" style:family="table-column">
      <style:table-column-properties fo:break-before="auto" style:column-width="0.1091in"/>
    </style:style>
    <style:style style:name="co11" style:family="table-column">
      <style:table-column-properties fo:break-before="auto" style:column-width="0.2402in"/>
    </style:style>
    <style:style style:name="co12" style:family="table-column">
      <style:table-column-properties fo:break-before="auto" style:column-width="0.3382in"/>
    </style:style>
    <style:style style:name="co13" style:family="table-column">
      <style:table-column-properties fo:break-before="auto" style:column-width="0.2618in"/>
    </style:style>
    <style:style style:name="co14" style:family="table-column">
      <style:table-column-properties fo:break-before="auto" style:column-width="0.2508in"/>
    </style:style>
    <style:style style:name="co15" style:family="table-column">
      <style:table-column-properties fo:break-before="auto" style:column-width="0.3492in"/>
    </style:style>
    <style:style style:name="co16" style:family="table-column">
      <style:table-column-properties fo:break-before="auto" style:column-width="0.3165in"/>
    </style:style>
    <style:style style:name="co17" style:family="table-column">
      <style:table-column-properties fo:break-before="auto" style:column-width="0.1417in"/>
    </style:style>
    <style:style style:name="co18" style:family="table-column">
      <style:table-column-properties fo:break-before="auto" style:column-width="0.2945in"/>
    </style:style>
    <style:style style:name="co19" style:family="table-column">
      <style:table-column-properties fo:break-before="auto" style:column-width="0.4126in"/>
    </style:style>
    <style:style style:name="co20" style:family="table-column">
      <style:table-column-properties fo:break-before="auto" style:column-width="0.2425in"/>
    </style:style>
    <style:style style:name="ro1" style:family="table-row">
      <style:table-row-properties style:row-height="0.183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60">
      <number:scientific-number number:decimal-places="2" number:min-integer-digits="1" number:min-exponent-digits="3"/>
    </number:number-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 style:data-style-name="N118">
      <style:table-cell-properties style:text-align-source="fix" style:repeat-content="false" fo:border="non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 style:data-style-name="N118">
      <style:table-cell-properties style:text-align-source="fix" style:repeat-content="false" fo:border="0.0008in solid #000000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1">
      <style:table-cell-properties style:text-align-source="fix" style:repeat-content="false" fo:border="0.0008in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 style:data-style-name="N61">
      <style:table-cell-properties style:text-align-source="fix" style:repeat-content="false" fo:border="0.0008in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 style:data-style-name="N1">
      <style:table-cell-properties style:text-align-source="fix" style:repeat-content="false" fo:border="none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6" style:family="table-cell" style:parent-style-name="Default" style:data-style-name="N118">
      <style:table-cell-properties fo:border="none"/>
      <style:text-properties fo:font-weight="bold" style:font-weight-asian="bold" style:font-weight-complex="bold"/>
    </style:style>
    <style:style style:name="ce7" style:family="table-cell" style:parent-style-name="Default" style:data-style-name="N118">
      <style:table-cell-properties fo:border-bottom="none" fo:border-left="0.0008in solid #000000" fo:border-right="0.0008in solid #000000" fo:border-top="0.0008in solid #000000"/>
      <style:text-properties fo:font-weight="bold" style:font-weight-asian="bold" style:font-weight-complex="bold"/>
    </style:style>
    <style:style style:name="ce8" style:family="table-cell" style:parent-style-name="Default" style:data-style-name="N118">
      <style:table-cell-properties fo:border-bottom="0.0008in solid #000000" fo:border-left="0.0008in solid #000000" fo:border-right="0.0008in solid #000000" fo:border-top="none"/>
    </style:style>
    <style:style style:name="ce9" style:family="table-cell" style:parent-style-name="Default" style:data-style-name="N2">
      <style:table-cell-properties fo:border="0.0008in solid #000000"/>
    </style:style>
    <style:style style:name="ce10" style:family="table-cell" style:parent-style-name="Default" style:data-style-name="N2">
      <style:table-cell-properties fo:border-bottom="none" fo:border-left="0.0008in solid #000000" fo:border-right="0.0008in solid #000000" fo:border-top="none"/>
    </style:style>
    <style:style style:name="ce11" style:family="table-cell" style:parent-style-name="Default" style:data-style-name="N2">
      <style:table-cell-properties fo:border-bottom="0.0008in solid #000000" fo:border-left="0.0008in solid #000000" fo:border-right="0.0008in solid #000000" fo:border-top="none"/>
    </style:style>
    <style:style style:name="ce12" style:family="table-cell" style:parent-style-name="Default" style:data-style-name="N118"/>
    <style:style style:name="ce13" style:family="table-cell" style:parent-style-name="Default" style:data-style-name="N60">
      <style:table-cell-properties style:text-align-source="fix" style:repeat-content="false" style:vertical-align="middle"/>
      <style:paragraph-properties fo:text-align="start" fo:margin-left="0in"/>
    </style:style>
    <style:style style:name="ce14" style:family="table-cell" style:parent-style-name="Default" style:data-style-name="N60">
      <style:table-cell-properties fo:border-bottom="none" fo:background-color="#c0c0c0" style:text-align-source="fix" style:repeat-content="false" fo:border-left="0.0008in solid #000000" fo:border-right="0.0008in solid #000000" fo:border-top="0.0008in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5" style:family="table-cell" style:parent-style-name="Default" style:data-style-name="N60">
      <style:table-cell-properties fo:border-bottom="none" style:text-align-source="fix" style:repeat-content="false" fo:border-left="0.0008in solid #000000" fo:border-right="none" fo:border-top="0.0008in solid #000000" style:vertical-align="middle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Default" style:data-style-name="N60">
      <style:table-cell-properties fo:border-bottom="none" fo:border-left="0.0008in solid #000000" fo:border-right="0.0008in solid #000000" fo:border-top="0.0008in solid #000000"/>
    </style:style>
    <style:style style:name="ce17" style:family="table-cell" style:parent-style-name="Default" style:data-style-name="N120">
      <style:table-cell-properties fo:border-bottom="none" fo:border-left="0.0008in solid #000000" fo:border-right="0.0008in solid #000000" fo:border-top="none"/>
    </style:style>
    <style:style style:name="ce18" style:family="table-cell" style:parent-style-name="Default" style:data-style-name="N61">
      <style:table-cell-properties fo:border-bottom="0.0008in solid #000000" fo:border-left="0.0008in solid #000000" fo:border-right="0.0008in solid #000000" fo:border-top="none"/>
    </style:style>
    <style:style style:name="ce19" style:family="table-cell" style:parent-style-name="Default" style:data-style-name="N60">
      <style:table-cell-properties style:text-align-source="fix" style:repeat-content="false" fo:padding-bottom="0.0193in" fo:padding-left="0.0138in" fo:padding-right="0.0138in" fo:padding-top="0.0193in" style:vertical-align="middle"/>
      <style:paragraph-properties fo:text-align="center"/>
    </style:style>
    <style:style style:name="ce20" style:family="table-cell" style:parent-style-name="Default" style:data-style-name="N60">
      <style:table-cell-properties fo:border-bottom="none" style:text-align-source="fix" style:repeat-content="false" fo:border-left="none" fo:border-right="none" fo:border-top="0.0008in solid #000000" style:vertical-align="middle"/>
      <style:paragraph-properties fo:text-align="center"/>
      <style:text-properties fo:font-weight="bold" style:font-weight-asian="bold" style:font-weight-complex="bold"/>
    </style:style>
    <style:style style:name="ce21" style:family="table-cell" style:parent-style-name="Default" style:data-style-name="N60">
      <style:table-cell-properties fo:border-bottom="0.0008in solid #000000" fo:border-left="none" fo:border-right="none" fo:border-top="none"/>
    </style:style>
    <style:style style:name="ce22" style:family="table-cell" style:parent-style-name="Default">
      <style:table-cell-properties fo:border-bottom="none" fo:border-left="0.0008in solid #000000" fo:border-right="0.0008in solid #000000" fo:border-top="0.0008in solid #000000"/>
    </style:style>
    <style:style style:name="ce23" style:family="table-cell" style:parent-style-name="Default" style:data-style-name="N118">
      <style:table-cell-properties fo:border-bottom="none" fo:border-left="0.0008in solid #000000" fo:border-right="0.0008in solid #000000" fo:border-top="none"/>
    </style:style>
    <style:style style:name="ce24" style:family="table-cell" style:parent-style-name="Default" style:data-style-name="N118">
      <style:table-cell-properties fo:border-bottom="none" fo:border-left="0.0008in solid #000000" fo:padding-bottom="0.0193in" fo:padding-left="0.0138in" fo:padding-right="0.0138in" fo:padding-top="0.0193in" fo:border-right="0.0008in solid #000000" fo:border-top="none"/>
    </style:style>
    <style:style style:name="ce25" style:family="table-cell" style:parent-style-name="Default" style:data-style-name="N60">
      <style:table-cell-properties fo:border-bottom="0.0008in solid #000000" fo:border-left="0.0008in solid #000000" fo:padding-bottom="0.0193in" fo:padding-left="0.0138in" fo:padding-right="0.0138in" fo:padding-top="0.0193in" fo:border-right="0.0008in solid #000000" fo:border-top="none"/>
    </style:style>
    <style:style style:name="ce26" style:family="table-cell" style:parent-style-name="Default" style:data-style-name="N60"/>
    <style:style style:name="ce27" style:family="table-cell" style:parent-style-name="Default" style:data-style-name="N60">
      <style:table-cell-properties fo:border-bottom="none" fo:border-left="none" fo:border-right="none" fo:border-top="0.0008in solid #000000"/>
    </style:style>
    <style:style style:name="ce28" style:family="table-cell" style:parent-style-name="Default">
      <style:table-cell-properties fo:border="none"/>
    </style:style>
    <style:style style:name="ce29" style:family="table-cell" style:parent-style-name="Default" style:data-style-name="N60">
      <style:table-cell-properties fo:padding-bottom="0.0193in" fo:padding-left="0.0138in" fo:padding-right="0.0138in" fo:padding-top="0.0193in"/>
    </style:style>
    <style:style style:name="ce30" style:family="table-cell" style:parent-style-name="Default">
      <style:table-cell-properties fo:border-bottom="none" fo:border-left="none" fo:border-right="none" fo:border-top="0.0008in solid #000000"/>
    </style:style>
    <style:style style:name="ce31" style:family="table-cell" style:parent-style-name="Default">
      <style:table-cell-properties fo:border="none" fo:padding-bottom="0.0193in" fo:padding-left="0.0138in" fo:padding-right="0.0138in" fo:padding-top="0.0193in"/>
    </style:style>
    <style:style style:name="ce32" style:family="table-cell" style:parent-style-name="Default">
      <style:table-cell-properties fo:border-bottom="0.0008in solid #000000" fo:border-left="0.0008in solid #000000" fo:border-right="0.0008in solid #000000" fo:border-top="none"/>
    </style:style>
    <style:style style:name="ce33" style:family="table-cell" style:parent-style-name="Default" style:data-style-name="N60">
      <style:table-cell-properties fo:border-bottom="none" fo:border-left="0.0008in solid #000000" fo:padding-bottom="0.0193in" fo:padding-left="0.0138in" fo:padding-right="0.0138in" fo:padding-top="0.0193in" fo:border-right="0.0008in solid #000000" fo:border-top="0.0008in solid #000000"/>
    </style:style>
    <style:style style:name="ce34" style:family="table-cell" style:parent-style-name="Default">
      <style:table-cell-properties fo:border-bottom="none" fo:border-left="0.0008in solid #000000" fo:border-right="0.0008in solid #000000" fo:border-top="none"/>
    </style:style>
    <style:style style:name="ce35" style:family="table-cell" style:parent-style-name="Default" style:data-style-name="N60">
      <style:table-cell-properties fo:border-bottom="none" fo:border-left="0.0008in solid #000000" fo:border-right="0.0008in solid #000000" fo:border-top="none"/>
    </style:style>
    <style:style style:name="ce36" style:family="table-cell" style:parent-style-name="Default" style:data-style-name="N60">
      <style:table-cell-properties fo:border-bottom="0.0008in solid #000000" fo:border-left="0.0008in solid #000000" fo:border-right="0.0008in solid #000000" fo:border-top="none"/>
    </style:style>
    <style:style style:name="ce37" style:family="table-cell" style:parent-style-name="Default" style:data-style-name="N60">
      <style:table-cell-properties style:text-align-source="fix" style:repeat-content="false" style:vertical-align="middle"/>
      <style:paragraph-properties fo:text-align="center"/>
    </style:style>
    <style:style style:name="ce38" style:family="table-cell" style:parent-style-name="Default" style:data-style-name="N60">
      <style:table-cell-properties fo:border-bottom="none" style:text-align-source="fix" style:repeat-content="false" fo:border-left="none" fo:border-right="none" fo:border-top="0.0008in solid #000000" style:vertical-align="middle"/>
      <style:paragraph-properties fo:text-align="center"/>
    </style:style>
    <style:style style:name="ce39" style:family="table-cell" style:parent-style-name="Default" style:data-style-name="N60">
      <style:table-cell-properties fo:border-bottom="none" style:text-align-source="fix" style:repeat-content="false" fo:border-left="none" fo:border-right="0.0008in solid #000000" fo:border-top="0.0008in solid #000000" style:vertical-align="middle"/>
      <style:paragraph-properties fo:text-align="center"/>
      <style:text-properties fo:font-weight="bold" style:font-weight-asian="bold" style:font-weight-complex="bold"/>
    </style:style>
    <style:style style:name="ce40" style:family="table-cell" style:parent-style-name="Default" style:data-style-name="N60">
      <style:table-cell-properties fo:border-bottom="none" fo:border-left="none" fo:border-right="0.0008in solid #000000" fo:border-top="0.0008in solid #000000"/>
    </style:style>
    <style:style style:name="ce41" style:family="table-cell" style:parent-style-name="Default" style:data-style-name="N60">
      <style:table-cell-properties fo:border-bottom="0.0008in solid #000000" fo:border-left="none" fo:border-right="0.0008in solid #000000" fo:border-top="none"/>
    </style:style>
    <style:style style:name="ce42" style:family="table-cell" style:parent-style-name="Default" style:data-style-name="N60">
      <style:table-cell-properties fo:border-bottom="none" fo:border-left="none" fo:border-right="0.0008in solid #000000" fo:border-top="none"/>
    </style:style>
    <style:style style:name="ce43" style:family="table-cell" style:parent-style-name="Default" style:data-style-name="N60">
      <style:table-cell-properties fo:border-bottom="none" fo:border-left="0.0008in solid #000000" fo:padding-bottom="0.0193in" fo:padding-left="0.0138in" fo:padding-right="0.0138in" fo:padding-top="0.0193in" fo:border-right="0.0008in solid #000000" fo:border-top="none"/>
    </style:style>
    <style:style style:name="ce44" style:family="table-cell" style:parent-style-name="Default" style:data-style-name="N61"/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12"/>
        <table:table-column table:style-name="co2" table:default-cell-style-name="ce26"/>
        <table:table-column table:style-name="co3" table:default-cell-style-name="ce26"/>
        <table:table-column table:style-name="co4" table:default-cell-style-name="ce26"/>
        <table:table-column table:style-name="co5" table:default-cell-style-name="Default"/>
        <table:table-column table:style-name="co6" table:number-columns-repeated="3" table:default-cell-style-name="ce26"/>
        <table:table-column table:style-name="co7" table:default-cell-style-name="Default"/>
        <table:table-column table:style-name="co6" table:number-columns-repeated="3" table:default-cell-style-name="ce26"/>
        <table:table-column table:style-name="co8" table:default-cell-style-name="ce26"/>
        <table:table-column table:style-name="co6" table:number-columns-repeated="3" table:default-cell-style-name="Default"/>
        <table:table-column table:style-name="co9" table:default-cell-style-name="Default"/>
        <table:table-column table:style-name="co6" table:number-columns-repeated="3" table:default-cell-style-name="Default"/>
        <table:table-column table:style-name="co10" table:default-cell-style-name="Default"/>
        <table:table-column table:style-name="co6" table:number-columns-repeated="3" table:default-cell-style-name="Default"/>
        <table:table-column table:style-name="co11" table:default-cell-style-name="Default"/>
        <table:table-column table:style-name="co6" table:number-columns-repeated="3" table:default-cell-style-name="Default"/>
        <table:table-column table:style-name="co12" table:default-cell-style-name="Default"/>
        <table:table-column table:style-name="co6" table:number-columns-repeated="3" table:default-cell-style-name="Default"/>
        <table:table-column table:style-name="co13" table:default-cell-style-name="Default"/>
        <table:table-column table:style-name="co6" table:number-columns-repeated="3" table:default-cell-style-name="Default"/>
        <table:table-column table:style-name="co14" table:default-cell-style-name="Default"/>
        <table:table-column table:style-name="co6" table:number-columns-repeated="3" table:default-cell-style-name="Default"/>
        <table:table-column table:style-name="co15" table:default-cell-style-name="Default"/>
        <table:table-column table:style-name="co6" table:number-columns-repeated="3" table:default-cell-style-name="Default"/>
        <table:table-column table:style-name="co16" table:default-cell-style-name="Default"/>
        <table:table-column table:style-name="co6" table:number-columns-repeated="3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column table:style-name="co17" table:default-cell-style-name="Default"/>
        <table:table-column table:style-name="co6" table:number-columns-repeated="3" table:default-cell-style-name="Default"/>
        <table:table-column table:style-name="co8" table:default-cell-style-name="Default"/>
        <table:table-column table:style-name="co6" table:number-columns-repeated="3" table:default-cell-style-name="Default"/>
        <table:table-column table:style-name="co18" table:default-cell-style-name="Default"/>
        <table:table-column table:style-name="co6" table:number-columns-repeated="3" table:default-cell-style-name="Default"/>
        <table:table-column table:style-name="co19" table:default-cell-style-name="Default"/>
        <table:table-column table:style-name="co6" table:number-columns-repeated="3" table:default-cell-style-name="Default"/>
        <table:table-column table:style-name="co20" table:default-cell-style-name="Default"/>
        <table:table-column table:style-name="co6" table:number-columns-repeated="955" table:default-cell-style-name="Default"/>
        <table:table-row table:style-name="ro1">
          <table:table-cell table:style-name="ce1" office:value-type="string" table:number-columns-spanned="12" table:number-rows-spanned="1">
            <text:p>2D particle distribution Perturbation study, based on space dx=0.005,supLen=0.025, CONTINUITY density, leapfrog , simu time~0.2 </text:p>
          </table:table-cell>
          <table:covered-table-cell table:style-name="ce13"/>
          <table:covered-table-cell table:number-columns-repeated="2"/>
          <table:covered-table-cell table:style-name="ce28"/>
          <table:covered-table-cell table:style-name="ce37"/>
          <table:covered-table-cell table:number-columns-repeated="2"/>
          <table:covered-table-cell table:style-name="ce28"/>
          <table:covered-table-cell table:style-name="ce37"/>
          <table:covered-table-cell table:number-columns-repeated="2"/>
          <table:table-cell table:number-columns-repeated="1012"/>
        </table:table-row>
        <table:table-row table:style-name="ro2">
          <table:table-cell table:style-name="ce1"/>
          <table:table-cell table:style-name="ce13"/>
          <table:table-cell table:number-columns-repeated="2"/>
          <table:table-cell table:style-name="ce28"/>
          <table:table-cell table:style-name="ce37"/>
          <table:table-cell table:number-columns-repeated="2"/>
          <table:table-cell table:style-name="ce28"/>
          <table:table-cell table:style-name="ce37"/>
          <table:table-cell table:number-columns-repeated="1014"/>
        </table:table-row>
        <table:table-row table:style-name="ro2">
          <table:table-cell table:style-name="ce1"/>
          <table:table-cell table:style-name="ce14" office:value-type="string" table:number-columns-spanned="11" table:number-rows-spanned="1">
            <text:p>Perturbation 0.05</text:p>
          </table:table-cell>
          <table:covered-table-cell table:style-name="ce27"/>
          <table:covered-table-cell table:style-name="ce27"/>
          <table:covered-table-cell table:style-name="ce30"/>
          <table:covered-table-cell table:style-name="ce38"/>
          <table:covered-table-cell table:style-name="ce27"/>
          <table:covered-table-cell table:style-name="ce27"/>
          <table:covered-table-cell table:style-name="ce30"/>
          <table:covered-table-cell table:style-name="ce38"/>
          <table:covered-table-cell table:style-name="ce27"/>
          <table:covered-table-cell table:style-name="ce40"/>
          <table:table-cell table:style-name="ce40"/>
          <table:table-cell table:style-name="ce14" office:value-type="string" table:number-columns-spanned="11" table:number-rows-spanned="1">
            <text:p>Perturbation 0.1</text:p>
          </table:table-cell>
          <table:covered-table-cell table:style-name="ce27"/>
          <table:covered-table-cell table:style-name="ce27"/>
          <table:covered-table-cell table:style-name="ce30"/>
          <table:covered-table-cell table:style-name="ce38"/>
          <table:covered-table-cell table:style-name="ce27"/>
          <table:covered-table-cell table:style-name="ce27"/>
          <table:covered-table-cell table:style-name="ce30"/>
          <table:covered-table-cell table:style-name="ce38"/>
          <table:covered-table-cell table:style-name="ce27"/>
          <table:covered-table-cell table:style-name="ce40"/>
          <table:table-cell table:style-name="ce40"/>
          <table:table-cell table:style-name="ce14" office:value-type="string" table:number-columns-spanned="11" table:number-rows-spanned="1">
            <text:p>Perturbation 0.15</text:p>
          </table:table-cell>
          <table:covered-table-cell table:style-name="ce27"/>
          <table:covered-table-cell table:style-name="ce27"/>
          <table:covered-table-cell table:style-name="ce30"/>
          <table:covered-table-cell table:style-name="ce38"/>
          <table:covered-table-cell table:style-name="ce27"/>
          <table:covered-table-cell table:style-name="ce27"/>
          <table:covered-table-cell table:style-name="ce30"/>
          <table:covered-table-cell table:style-name="ce38"/>
          <table:covered-table-cell table:style-name="ce27"/>
          <table:covered-table-cell table:style-name="ce40"/>
          <table:table-cell table:style-name="ce40"/>
          <table:table-cell table:style-name="ce14" office:value-type="string" table:number-columns-spanned="11" table:number-rows-spanned="1">
            <text:p>Perturbation 0.20</text:p>
          </table:table-cell>
          <table:covered-table-cell table:style-name="ce27"/>
          <table:covered-table-cell table:style-name="ce27"/>
          <table:covered-table-cell table:style-name="ce30"/>
          <table:covered-table-cell table:style-name="ce38"/>
          <table:covered-table-cell table:style-name="ce27"/>
          <table:covered-table-cell table:style-name="ce27"/>
          <table:covered-table-cell table:style-name="ce30"/>
          <table:covered-table-cell table:style-name="ce38"/>
          <table:covered-table-cell table:style-name="ce27"/>
          <table:covered-table-cell table:style-name="ce40"/>
          <table:table-cell table:style-name="ce40"/>
          <table:table-cell table:style-name="ce14" office:value-type="string" table:number-columns-spanned="11" table:number-rows-spanned="1">
            <text:p>Perturbation 0.25</text:p>
          </table:table-cell>
          <table:covered-table-cell table:style-name="ce27"/>
          <table:covered-table-cell table:style-name="ce27"/>
          <table:covered-table-cell table:style-name="ce30"/>
          <table:covered-table-cell table:style-name="ce38"/>
          <table:covered-table-cell table:style-name="ce27"/>
          <table:covered-table-cell table:style-name="ce27"/>
          <table:covered-table-cell table:style-name="ce30"/>
          <table:covered-table-cell table:style-name="ce38"/>
          <table:covered-table-cell table:style-name="ce27"/>
          <table:covered-table-cell table:style-name="ce40"/>
          <table:table-cell table:style-name="ce40"/>
          <table:table-cell table:style-name="ce14" office:value-type="string" table:number-columns-spanned="11" table:number-rows-spanned="1">
            <text:p>Perturbation 0.30</text:p>
          </table:table-cell>
          <table:covered-table-cell table:style-name="ce27"/>
          <table:covered-table-cell table:style-name="ce27"/>
          <table:covered-table-cell table:style-name="ce30"/>
          <table:covered-table-cell table:style-name="ce38"/>
          <table:covered-table-cell table:style-name="ce27"/>
          <table:covered-table-cell table:style-name="ce27"/>
          <table:covered-table-cell table:style-name="ce30"/>
          <table:covered-table-cell table:style-name="ce38"/>
          <table:covered-table-cell table:style-name="ce27"/>
          <table:covered-table-cell table:style-name="ce40"/>
          <table:table-cell table:number-columns-repeated="952"/>
        </table:table-row>
        <table:table-row table:style-name="ro2">
          <table:table-cell table:style-name="ce1" office:value-type="string">
            <text:p>realisation</text:p>
          </table:table-cell>
          <table:table-cell table:style-name="ce15" office:value-type="string" table:number-columns-spanned="3" table:number-rows-spanned="1">
            <text:p>whole domain </text:p>
          </table:table-cell>
          <table:covered-table-cell table:style-name="ce27"/>
          <table:covered-table-cell table:style-name="ce27"/>
          <table:table-cell table:style-name="ce22"/>
          <table:table-cell table:style-name="ce20" office:value-type="string" table:number-columns-spanned="3" table:number-rows-spanned="1">
            <text:p>area3 (after rarefaction before CD)</text:p>
          </table:table-cell>
          <table:covered-table-cell table:style-name="ce27"/>
          <table:covered-table-cell table:style-name="ce27"/>
          <table:table-cell table:style-name="ce22"/>
          <table:table-cell table:style-name="ce39" office:value-type="string" table:number-columns-spanned="3" table:number-rows-spanned="1">
            <text:p>area2 (after CD before shock)</text:p>
          </table:table-cell>
          <table:covered-table-cell table:style-name="ce27"/>
          <table:covered-table-cell table:style-name="ce40"/>
          <table:table-cell table:style-name="ce40"/>
          <table:table-cell table:style-name="ce15" office:value-type="string" table:number-columns-spanned="3" table:number-rows-spanned="1">
            <text:p>whole domain </text:p>
          </table:table-cell>
          <table:covered-table-cell table:style-name="ce27"/>
          <table:covered-table-cell table:style-name="ce27"/>
          <table:table-cell table:style-name="ce22"/>
          <table:table-cell table:style-name="ce20" office:value-type="string" table:number-columns-spanned="3" table:number-rows-spanned="1">
            <text:p>area3 (after rarefaction before CD)</text:p>
          </table:table-cell>
          <table:covered-table-cell table:style-name="ce27"/>
          <table:covered-table-cell table:style-name="ce27"/>
          <table:table-cell table:style-name="ce22"/>
          <table:table-cell table:style-name="ce39" office:value-type="string" table:number-columns-spanned="3" table:number-rows-spanned="1">
            <text:p>area2 (after CD before shock)</text:p>
          </table:table-cell>
          <table:covered-table-cell table:style-name="ce27"/>
          <table:covered-table-cell table:style-name="ce40"/>
          <table:table-cell table:style-name="ce40"/>
          <table:table-cell table:style-name="ce15" office:value-type="string" table:number-columns-spanned="3" table:number-rows-spanned="1">
            <text:p>whole domain </text:p>
          </table:table-cell>
          <table:covered-table-cell table:style-name="ce27"/>
          <table:covered-table-cell table:style-name="ce27"/>
          <table:table-cell table:style-name="ce22"/>
          <table:table-cell table:style-name="ce20" office:value-type="string" table:number-columns-spanned="3" table:number-rows-spanned="1">
            <text:p>area3 (after rarefaction before CD)</text:p>
          </table:table-cell>
          <table:covered-table-cell table:style-name="ce27"/>
          <table:covered-table-cell table:style-name="ce27"/>
          <table:table-cell table:style-name="ce22"/>
          <table:table-cell table:style-name="ce39" office:value-type="string" table:number-columns-spanned="3" table:number-rows-spanned="1">
            <text:p>area2 (after CD before shock)</text:p>
          </table:table-cell>
          <table:covered-table-cell table:style-name="ce27"/>
          <table:covered-table-cell table:style-name="ce40"/>
          <table:table-cell table:style-name="ce40"/>
          <table:table-cell table:style-name="ce15" office:value-type="string" table:number-columns-spanned="3" table:number-rows-spanned="1">
            <text:p>whole domain </text:p>
          </table:table-cell>
          <table:covered-table-cell table:style-name="ce27"/>
          <table:covered-table-cell table:style-name="ce27"/>
          <table:table-cell table:style-name="ce22"/>
          <table:table-cell table:style-name="ce20" office:value-type="string" table:number-columns-spanned="3" table:number-rows-spanned="1">
            <text:p>area3 (after rarefaction before CD)</text:p>
          </table:table-cell>
          <table:covered-table-cell table:style-name="ce27"/>
          <table:covered-table-cell table:style-name="ce27"/>
          <table:table-cell table:style-name="ce22"/>
          <table:table-cell table:style-name="ce39" office:value-type="string" table:number-columns-spanned="3" table:number-rows-spanned="1">
            <text:p>area2 (after CD before shock)</text:p>
          </table:table-cell>
          <table:covered-table-cell table:style-name="ce27"/>
          <table:covered-table-cell table:style-name="ce40"/>
          <table:table-cell table:style-name="ce40"/>
          <table:table-cell table:style-name="ce15" office:value-type="string" table:number-columns-spanned="3" table:number-rows-spanned="1">
            <text:p>whole domain </text:p>
          </table:table-cell>
          <table:covered-table-cell table:style-name="ce27"/>
          <table:covered-table-cell table:style-name="ce27"/>
          <table:table-cell table:style-name="ce22"/>
          <table:table-cell table:style-name="ce20" office:value-type="string" table:number-columns-spanned="3" table:number-rows-spanned="1">
            <text:p>area3 (after rarefaction before CD)</text:p>
          </table:table-cell>
          <table:covered-table-cell table:style-name="ce27"/>
          <table:covered-table-cell table:style-name="ce27"/>
          <table:table-cell table:style-name="ce22"/>
          <table:table-cell table:style-name="ce39" office:value-type="string" table:number-columns-spanned="3" table:number-rows-spanned="1">
            <text:p>area2 (after CD before shock)</text:p>
          </table:table-cell>
          <table:covered-table-cell table:style-name="ce27"/>
          <table:covered-table-cell table:style-name="ce40"/>
          <table:table-cell table:style-name="ce40"/>
          <table:table-cell table:style-name="ce15" office:value-type="string" table:number-columns-spanned="3" table:number-rows-spanned="1">
            <text:p>whole domain </text:p>
          </table:table-cell>
          <table:covered-table-cell table:style-name="ce27"/>
          <table:covered-table-cell table:style-name="ce27"/>
          <table:table-cell table:style-name="ce22"/>
          <table:table-cell table:style-name="ce20" office:value-type="string" table:number-columns-spanned="3" table:number-rows-spanned="1">
            <text:p>area3 (after rarefaction before CD)</text:p>
          </table:table-cell>
          <table:covered-table-cell table:style-name="ce27"/>
          <table:covered-table-cell table:style-name="ce27"/>
          <table:table-cell table:style-name="ce22"/>
          <table:table-cell table:style-name="ce39" office:value-type="string" table:number-columns-spanned="3" table:number-rows-spanned="1">
            <text:p>area2 (after CD before shock)</text:p>
          </table:table-cell>
          <table:covered-table-cell table:style-name="ce27"/>
          <table:covered-table-cell table:style-name="ce40"/>
          <table:table-cell table:number-columns-repeated="952"/>
        </table:table-row>
        <table:table-row table:style-name="ro2">
          <table:table-cell table:style-name="ce2"/>
          <table:table-cell table:style-name="ce16" office:value-type="string">
            <text:p>L1</text:p>
          </table:table-cell>
          <table:table-cell table:style-name="ce16" office:value-type="string">
            <text:p>L2</text:p>
          </table:table-cell>
          <table:table-cell table:style-name="ce16" office:value-type="string">
            <text:p>Linf</text:p>
          </table:table-cell>
          <table:table-cell table:style-name="ce22"/>
          <table:table-cell table:style-name="ce16" office:value-type="string">
            <text:p>L1_3</text:p>
          </table:table-cell>
          <table:table-cell table:style-name="ce16" office:value-type="string">
            <text:p>L2_3</text:p>
          </table:table-cell>
          <table:table-cell table:style-name="ce16" office:value-type="string">
            <text:p>Linf_3</text:p>
          </table:table-cell>
          <table:table-cell table:style-name="ce22"/>
          <table:table-cell table:style-name="ce16" office:value-type="string">
            <text:p>L1_2</text:p>
          </table:table-cell>
          <table:table-cell table:style-name="ce16" office:value-type="string">
            <text:p>L2_2</text:p>
          </table:table-cell>
          <table:table-cell table:style-name="ce16" office:value-type="string">
            <text:p>Linf_2</text:p>
          </table:table-cell>
          <table:table-cell table:style-name="ce16"/>
          <table:table-cell table:style-name="ce16" office:value-type="string">
            <text:p>L1</text:p>
          </table:table-cell>
          <table:table-cell table:style-name="ce16" office:value-type="string">
            <text:p>L2</text:p>
          </table:table-cell>
          <table:table-cell table:style-name="ce16" office:value-type="string">
            <text:p>Linf</text:p>
          </table:table-cell>
          <table:table-cell table:style-name="ce22"/>
          <table:table-cell table:style-name="ce16" office:value-type="string">
            <text:p>L1_3</text:p>
          </table:table-cell>
          <table:table-cell table:style-name="ce16" office:value-type="string">
            <text:p>L2_3</text:p>
          </table:table-cell>
          <table:table-cell table:style-name="ce16" office:value-type="string">
            <text:p>Linf_3</text:p>
          </table:table-cell>
          <table:table-cell table:style-name="ce22"/>
          <table:table-cell table:style-name="ce16" office:value-type="string">
            <text:p>L1_2</text:p>
          </table:table-cell>
          <table:table-cell table:style-name="ce16" office:value-type="string">
            <text:p>L2_2</text:p>
          </table:table-cell>
          <table:table-cell table:style-name="ce16" office:value-type="string">
            <text:p>Linf_2</text:p>
          </table:table-cell>
          <table:table-cell table:style-name="ce16"/>
          <table:table-cell table:style-name="ce16" office:value-type="string">
            <text:p>L1</text:p>
          </table:table-cell>
          <table:table-cell table:style-name="ce16" office:value-type="string">
            <text:p>L2</text:p>
          </table:table-cell>
          <table:table-cell table:style-name="ce16" office:value-type="string">
            <text:p>Linf</text:p>
          </table:table-cell>
          <table:table-cell table:style-name="ce22"/>
          <table:table-cell table:style-name="ce16" office:value-type="string">
            <text:p>L1_3</text:p>
          </table:table-cell>
          <table:table-cell table:style-name="ce16" office:value-type="string">
            <text:p>L2_3</text:p>
          </table:table-cell>
          <table:table-cell table:style-name="ce16" office:value-type="string">
            <text:p>Linf_3</text:p>
          </table:table-cell>
          <table:table-cell table:style-name="ce22"/>
          <table:table-cell table:style-name="ce16" office:value-type="string">
            <text:p>L1_2</text:p>
          </table:table-cell>
          <table:table-cell table:style-name="ce16" office:value-type="string">
            <text:p>L2_2</text:p>
          </table:table-cell>
          <table:table-cell table:style-name="ce16" office:value-type="string">
            <text:p>Linf_2</text:p>
          </table:table-cell>
          <table:table-cell table:style-name="ce16"/>
          <table:table-cell table:style-name="ce16" office:value-type="string">
            <text:p>L1</text:p>
          </table:table-cell>
          <table:table-cell table:style-name="ce16" office:value-type="string">
            <text:p>L2</text:p>
          </table:table-cell>
          <table:table-cell table:style-name="ce16" office:value-type="string">
            <text:p>Linf</text:p>
          </table:table-cell>
          <table:table-cell table:style-name="ce22"/>
          <table:table-cell table:style-name="ce16" office:value-type="string">
            <text:p>L1_3</text:p>
          </table:table-cell>
          <table:table-cell table:style-name="ce16" office:value-type="string">
            <text:p>L2_3</text:p>
          </table:table-cell>
          <table:table-cell table:style-name="ce16" office:value-type="string">
            <text:p>Linf_3</text:p>
          </table:table-cell>
          <table:table-cell table:style-name="ce22"/>
          <table:table-cell table:style-name="ce16" office:value-type="string">
            <text:p>L1_2</text:p>
          </table:table-cell>
          <table:table-cell table:style-name="ce16" office:value-type="string">
            <text:p>L2_2</text:p>
          </table:table-cell>
          <table:table-cell table:style-name="ce16" office:value-type="string">
            <text:p>Linf_2</text:p>
          </table:table-cell>
          <table:table-cell table:style-name="ce16"/>
          <table:table-cell table:style-name="ce16" office:value-type="string">
            <text:p>L1</text:p>
          </table:table-cell>
          <table:table-cell table:style-name="ce16" office:value-type="string">
            <text:p>L2</text:p>
          </table:table-cell>
          <table:table-cell table:style-name="ce16" office:value-type="string">
            <text:p>Linf</text:p>
          </table:table-cell>
          <table:table-cell table:style-name="ce22"/>
          <table:table-cell table:style-name="ce16" office:value-type="string">
            <text:p>L1_3</text:p>
          </table:table-cell>
          <table:table-cell table:style-name="ce16" office:value-type="string">
            <text:p>L2_3</text:p>
          </table:table-cell>
          <table:table-cell table:style-name="ce16" office:value-type="string">
            <text:p>Linf_3</text:p>
          </table:table-cell>
          <table:table-cell table:style-name="ce22"/>
          <table:table-cell table:style-name="ce16" office:value-type="string">
            <text:p>L1_2</text:p>
          </table:table-cell>
          <table:table-cell table:style-name="ce16" office:value-type="string">
            <text:p>L2_2</text:p>
          </table:table-cell>
          <table:table-cell table:style-name="ce16" office:value-type="string">
            <text:p>Linf_2</text:p>
          </table:table-cell>
          <table:table-cell table:style-name="ce16"/>
          <table:table-cell table:style-name="ce16" office:value-type="string">
            <text:p>L1</text:p>
          </table:table-cell>
          <table:table-cell table:style-name="ce16" office:value-type="string">
            <text:p>L2</text:p>
          </table:table-cell>
          <table:table-cell table:style-name="ce16" office:value-type="string">
            <text:p>Linf</text:p>
          </table:table-cell>
          <table:table-cell table:style-name="ce22"/>
          <table:table-cell table:style-name="ce16" office:value-type="string">
            <text:p>L1_3</text:p>
          </table:table-cell>
          <table:table-cell table:style-name="ce16" office:value-type="string">
            <text:p>L2_3</text:p>
          </table:table-cell>
          <table:table-cell table:style-name="ce16" office:value-type="string">
            <text:p>Linf_3</text:p>
          </table:table-cell>
          <table:table-cell table:style-name="ce22"/>
          <table:table-cell table:style-name="ce16" office:value-type="string">
            <text:p>L1_2</text:p>
          </table:table-cell>
          <table:table-cell table:style-name="ce16" office:value-type="string">
            <text:p>L2_2</text:p>
          </table:table-cell>
          <table:table-cell table:style-name="ce16" office:value-type="string">
            <text:p>Linf_2</text:p>
          </table:table-cell>
          <table:table-cell table:number-columns-repeated="952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Default" office:value-type="float" office:value="0.0531548">
            <text:p>0.05</text:p>
          </table:table-cell>
          <table:table-cell table:style-name="Default" office:value-type="float" office:value="0.0383184">
            <text:p>0.04</text:p>
          </table:table-cell>
          <table:table-cell table:style-name="Default" office:value-type="float" office:value="0.033115">
            <text:p>0.03</text:p>
          </table:table-cell>
          <table:table-cell table:style-name="ce17"/>
          <table:table-cell table:style-name="Default" office:value-type="float" office:value="0.016071">
            <text:p>0.02</text:p>
          </table:table-cell>
          <table:table-cell table:style-name="Default" office:value-type="float" office:value="0.0103247">
            <text:p>0.01</text:p>
          </table:table-cell>
          <table:table-cell table:style-name="Default" office:value-type="float" office:value="0.00826955">
            <text:p>0.01</text:p>
          </table:table-cell>
          <table:table-cell table:style-name="ce17"/>
          <table:table-cell table:style-name="Default" office:value-type="float" office:value="0.0210779">
            <text:p>0.02</text:p>
          </table:table-cell>
          <table:table-cell table:style-name="Default" office:value-type="float" office:value="0.0164498">
            <text:p>0.02</text:p>
          </table:table-cell>
          <table:table-cell table:style-name="Default" office:value-type="float" office:value="0.015473">
            <text:p>0.02</text:p>
          </table:table-cell>
          <table:table-cell table:style-name="ce17"/>
          <table:table-cell office:value-type="float" office:value="0.051508">
            <text:p>0.05</text:p>
          </table:table-cell>
          <table:table-cell office:value-type="float" office:value="0.0361907">
            <text:p>0.04</text:p>
          </table:table-cell>
          <table:table-cell office:value-type="float" office:value="0.0308955">
            <text:p>0.03</text:p>
          </table:table-cell>
          <table:table-cell table:style-name="ce17"/>
          <table:table-cell office:value-type="float" office:value="0.0152636">
            <text:p>0.02</text:p>
          </table:table-cell>
          <table:table-cell office:value-type="float" office:value="0.0100571">
            <text:p>0.01</text:p>
          </table:table-cell>
          <table:table-cell office:value-type="float" office:value="0.0082927">
            <text:p>0.01</text:p>
          </table:table-cell>
          <table:table-cell table:style-name="ce17"/>
          <table:table-cell office:value-type="float" office:value="0.022968">
            <text:p>0.02</text:p>
          </table:table-cell>
          <table:table-cell office:value-type="float" office:value="0.01777">
            <text:p>0.02</text:p>
          </table:table-cell>
          <table:table-cell office:value-type="float" office:value="0.0165306">
            <text:p>0.02</text:p>
          </table:table-cell>
          <table:table-cell table:style-name="ce17"/>
          <table:table-cell office:value-type="float" office:value="0.0520616">
            <text:p>0.05</text:p>
          </table:table-cell>
          <table:table-cell office:value-type="float" office:value="0.0366674">
            <text:p>0.04</text:p>
          </table:table-cell>
          <table:table-cell office:value-type="float" office:value="0.0313397">
            <text:p>0.03</text:p>
          </table:table-cell>
          <table:table-cell table:style-name="ce17"/>
          <table:table-cell table:style-name="ce17" office:value-type="float" office:value="0.0162864">
            <text:p>0.01629</text:p>
          </table:table-cell>
          <table:table-cell table:style-name="ce17" office:value-type="float" office:value="0.0108159">
            <text:p>0.01082</text:p>
          </table:table-cell>
          <table:table-cell table:style-name="ce17" office:value-type="float" office:value="0.00895793">
            <text:p>0.00896</text:p>
          </table:table-cell>
          <table:table-cell table:style-name="ce17"/>
          <table:table-cell table:style-name="ce17" office:value-type="float" office:value="0.0241429">
            <text:p>0.02414</text:p>
          </table:table-cell>
          <table:table-cell table:style-name="ce17" office:value-type="float" office:value="0.0186886">
            <text:p>0.01869</text:p>
          </table:table-cell>
          <table:table-cell table:style-name="ce17" office:value-type="float" office:value="0.0173167">
            <text:p>0.01732</text:p>
          </table:table-cell>
          <table:table-cell table:style-name="ce17"/>
          <table:table-cell table:style-name="ce17" office:value-type="float" office:value="0.0553585">
            <text:p>0.05536</text:p>
          </table:table-cell>
          <table:table-cell table:style-name="ce17" office:value-type="float" office:value="0.0399678">
            <text:p>0.03997</text:p>
          </table:table-cell>
          <table:table-cell table:style-name="ce17" office:value-type="float" office:value="0.0346287">
            <text:p>0.03463</text:p>
          </table:table-cell>
          <table:table-cell table:style-name="ce17"/>
          <table:table-cell table:style-name="ce17" office:value-type="float" office:value="0.0156619">
            <text:p>0.01566</text:p>
          </table:table-cell>
          <table:table-cell table:style-name="ce17" office:value-type="float" office:value="0.0108606">
            <text:p>0.01086</text:p>
          </table:table-cell>
          <table:table-cell table:style-name="ce17" office:value-type="float" office:value="0.00957489">
            <text:p>0.00957</text:p>
          </table:table-cell>
          <table:table-cell table:style-name="ce17"/>
          <table:table-cell table:style-name="ce17" office:value-type="float" office:value="0.024472">
            <text:p>0.02447</text:p>
          </table:table-cell>
          <table:table-cell table:style-name="ce17" office:value-type="float" office:value="0.0185482">
            <text:p>0.01855</text:p>
          </table:table-cell>
          <table:table-cell table:style-name="ce17" office:value-type="float" office:value="0.0168563">
            <text:p>0.01686</text:p>
          </table:table-cell>
          <table:table-cell table:style-name="ce17"/>
          <table:table-cell office:value-type="float" office:value="0.0534391">
            <text:p>0.05</text:p>
          </table:table-cell>
          <table:table-cell office:value-type="float" office:value="0.0376195">
            <text:p>0.04</text:p>
          </table:table-cell>
          <table:table-cell office:value-type="float" office:value="0.0322048">
            <text:p>0.03</text:p>
          </table:table-cell>
          <table:table-cell table:style-name="ce17"/>
          <table:table-cell table:style-name="ce17" office:value-type="float" office:value="0.0137071">
            <text:p>0.01371</text:p>
          </table:table-cell>
          <table:table-cell table:style-name="ce17" office:value-type="float" office:value="0.00908228">
            <text:p>0.00908</text:p>
          </table:table-cell>
          <table:table-cell table:style-name="ce17" office:value-type="float" office:value="0.00741669">
            <text:p>0.00742</text:p>
          </table:table-cell>
          <table:table-cell table:style-name="ce17"/>
          <table:table-cell table:style-name="ce17" office:value-type="float" office:value="0.0255368">
            <text:p>0.02554</text:p>
          </table:table-cell>
          <table:table-cell table:style-name="ce17" office:value-type="float" office:value="0.0198948">
            <text:p>0.01989</text:p>
          </table:table-cell>
          <table:table-cell table:style-name="ce17" office:value-type="float" office:value="0.0187224">
            <text:p>0.01872</text:p>
          </table:table-cell>
          <table:table-cell table:style-name="ce17"/>
          <table:table-cell table:style-name="ce17" office:value-type="float" office:value="0.0556526">
            <text:p>0.05565</text:p>
          </table:table-cell>
          <table:table-cell table:style-name="ce17" office:value-type="float" office:value="0.0391938">
            <text:p>0.03919</text:p>
          </table:table-cell>
          <table:table-cell table:style-name="ce17" office:value-type="float" office:value="0.0335257">
            <text:p>0.03353</text:p>
          </table:table-cell>
          <table:table-cell table:style-name="ce17"/>
          <table:table-cell table:style-name="ce17" office:value-type="float" office:value="0.0193104">
            <text:p>0.01931</text:p>
          </table:table-cell>
          <table:table-cell table:style-name="ce17" office:value-type="float" office:value="0.012806">
            <text:p>0.01281</text:p>
          </table:table-cell>
          <table:table-cell table:style-name="ce17" office:value-type="float" office:value="0.0104051">
            <text:p>0.01041</text:p>
          </table:table-cell>
          <table:table-cell table:style-name="ce17"/>
          <table:table-cell table:style-name="ce17" office:value-type="float" office:value="0.0254408">
            <text:p>0.02544</text:p>
          </table:table-cell>
          <table:table-cell table:style-name="ce17" office:value-type="float" office:value="0.0191499">
            <text:p>0.01915</text:p>
          </table:table-cell>
          <table:table-cell table:style-name="ce17" office:value-type="float" office:value="0.0174743">
            <text:p>0.01747</text:p>
          </table:table-cell>
          <table:table-cell table:number-columns-repeated="952"/>
        </table:table-row>
        <table:table-row table:style-name="ro2">
          <table:table-cell table:style-name="ce3" office:value-type="float" office:value="2">
            <text:p>2</text:p>
          </table:table-cell>
          <table:table-cell table:style-name="Default" office:value-type="float" office:value="0.0505228">
            <text:p>0.05</text:p>
          </table:table-cell>
          <table:table-cell table:style-name="ce28" office:value-type="float" office:value="0.0353469">
            <text:p>0.04</text:p>
          </table:table-cell>
          <table:table-cell table:style-name="ce28" office:value-type="float" office:value="0.0300088">
            <text:p>0.03</text:p>
          </table:table-cell>
          <table:table-cell table:style-name="ce17"/>
          <table:table-cell table:style-name="ce28" office:value-type="float" office:value="0.0154838">
            <text:p>0.02</text:p>
          </table:table-cell>
          <table:table-cell table:style-name="ce28" office:value-type="float" office:value="0.0100735">
            <text:p>0.01</text:p>
          </table:table-cell>
          <table:table-cell table:style-name="ce28" office:value-type="float" office:value="0.00818673">
            <text:p>0.01</text:p>
          </table:table-cell>
          <table:table-cell table:style-name="ce17"/>
          <table:table-cell table:style-name="ce28" office:value-type="float" office:value="0.0212914">
            <text:p>0.02</text:p>
          </table:table-cell>
          <table:table-cell table:style-name="ce28" office:value-type="float" office:value="0.0162863">
            <text:p>0.02</text:p>
          </table:table-cell>
          <table:table-cell table:style-name="ce28" office:value-type="float" office:value="0.0152139">
            <text:p>0.02</text:p>
          </table:table-cell>
          <table:table-cell table:style-name="ce17"/>
          <table:table-cell office:value-type="float" office:value="0.0517166">
            <text:p>0.05</text:p>
          </table:table-cell>
          <table:table-cell office:value-type="float" office:value="0.036391">
            <text:p>0.04</text:p>
          </table:table-cell>
          <table:table-cell office:value-type="float" office:value="0.031106">
            <text:p>0.03</text:p>
          </table:table-cell>
          <table:table-cell table:style-name="ce17"/>
          <table:table-cell office:value-type="float" office:value="0.0173384">
            <text:p>0.02</text:p>
          </table:table-cell>
          <table:table-cell office:value-type="float" office:value="0.011309">
            <text:p>0.01</text:p>
          </table:table-cell>
          <table:table-cell office:value-type="float" office:value="0.00925762">
            <text:p>0.01</text:p>
          </table:table-cell>
          <table:table-cell table:style-name="ce17"/>
          <table:table-cell office:value-type="float" office:value="0.022568">
            <text:p>0.02</text:p>
          </table:table-cell>
          <table:table-cell office:value-type="float" office:value="0.0175522">
            <text:p>0.02</text:p>
          </table:table-cell>
          <table:table-cell office:value-type="float" office:value="0.0165043">
            <text:p>0.02</text:p>
          </table:table-cell>
          <table:table-cell table:style-name="ce17"/>
          <table:table-cell office:value-type="float" office:value="0.0525707">
            <text:p>0.05</text:p>
          </table:table-cell>
          <table:table-cell office:value-type="float" office:value="0.0370171">
            <text:p>0.04</text:p>
          </table:table-cell>
          <table:table-cell office:value-type="float" office:value="0.0317358">
            <text:p>0.03</text:p>
          </table:table-cell>
          <table:table-cell table:style-name="ce17"/>
          <table:table-cell table:style-name="ce17" office:value-type="float" office:value="0.0148269">
            <text:p>0.01483</text:p>
          </table:table-cell>
          <table:table-cell table:style-name="ce17" office:value-type="float" office:value="0.0103923">
            <text:p>0.01039</text:p>
          </table:table-cell>
          <table:table-cell table:style-name="ce17" office:value-type="float" office:value="0.00907918">
            <text:p>0.00908</text:p>
          </table:table-cell>
          <table:table-cell table:style-name="ce17"/>
          <table:table-cell table:style-name="ce17" office:value-type="float" office:value="0.023015">
            <text:p>0.02302</text:p>
          </table:table-cell>
          <table:table-cell table:style-name="ce17" office:value-type="float" office:value="0.0178548">
            <text:p>0.01785</text:p>
          </table:table-cell>
          <table:table-cell table:style-name="ce17" office:value-type="float" office:value="0.0166733">
            <text:p>0.01667</text:p>
          </table:table-cell>
          <table:table-cell table:style-name="ce17"/>
          <table:table-cell table:style-name="ce17" office:value-type="float" office:value="0.0557003">
            <text:p>0.05570</text:p>
          </table:table-cell>
          <table:table-cell table:style-name="ce17" office:value-type="float" office:value="0.0393152">
            <text:p>0.03932</text:p>
          </table:table-cell>
          <table:table-cell table:style-name="ce17" office:value-type="float" office:value="0.0337819">
            <text:p>0.03378</text:p>
          </table:table-cell>
          <table:table-cell table:style-name="ce17"/>
          <table:table-cell table:style-name="ce17" office:value-type="float" office:value="0.0160169">
            <text:p>0.01602</text:p>
          </table:table-cell>
          <table:table-cell table:style-name="ce17" office:value-type="float" office:value="0.0101423">
            <text:p>0.01014</text:p>
          </table:table-cell>
          <table:table-cell table:style-name="ce17" office:value-type="float" office:value="0.00810067">
            <text:p>0.00810</text:p>
          </table:table-cell>
          <table:table-cell table:style-name="ce17"/>
          <table:table-cell table:style-name="ce17" office:value-type="float" office:value="0.0264227">
            <text:p>0.02642</text:p>
          </table:table-cell>
          <table:table-cell table:style-name="ce17" office:value-type="float" office:value="0.0204617">
            <text:p>0.02046</text:p>
          </table:table-cell>
          <table:table-cell table:style-name="ce17" office:value-type="float" office:value="0.0191878">
            <text:p>0.01919</text:p>
          </table:table-cell>
          <table:table-cell table:style-name="ce17"/>
          <table:table-cell table:style-name="ce17" office:value-type="float" office:value="0.0561609">
            <text:p>0.05616</text:p>
          </table:table-cell>
          <table:table-cell table:style-name="ce17" office:value-type="float" office:value="0.0399052">
            <text:p>0.03991</text:p>
          </table:table-cell>
          <table:table-cell table:style-name="ce17" office:value-type="float" office:value="0.0344069">
            <text:p>0.03441</text:p>
          </table:table-cell>
          <table:table-cell table:style-name="ce17"/>
          <table:table-cell table:style-name="ce17" office:value-type="float" office:value="0.019567">
            <text:p>0.01957</text:p>
          </table:table-cell>
          <table:table-cell table:style-name="ce17" office:value-type="float" office:value="0.0133398">
            <text:p>0.01334</text:p>
          </table:table-cell>
          <table:table-cell table:style-name="ce17" office:value-type="float" office:value="0.0116453">
            <text:p>0.01165</text:p>
          </table:table-cell>
          <table:table-cell table:style-name="ce17"/>
          <table:table-cell table:style-name="ce17" office:value-type="float" office:value="0.0271183">
            <text:p>0.02712</text:p>
          </table:table-cell>
          <table:table-cell table:style-name="ce17" office:value-type="float" office:value="0.0214667">
            <text:p>0.02147</text:p>
          </table:table-cell>
          <table:table-cell table:style-name="ce17" office:value-type="float" office:value="0.0201682">
            <text:p>0.02017</text:p>
          </table:table-cell>
          <table:table-cell table:style-name="ce17"/>
          <table:table-cell table:style-name="ce17" office:value-type="float" office:value="0.0541837">
            <text:p>0.05418</text:p>
          </table:table-cell>
          <table:table-cell table:style-name="ce17" office:value-type="float" office:value="0.038198">
            <text:p>0.03820</text:p>
          </table:table-cell>
          <table:table-cell table:style-name="ce17" office:value-type="float" office:value="0.0326827">
            <text:p>0.03268</text:p>
          </table:table-cell>
          <table:table-cell table:style-name="ce17"/>
          <table:table-cell table:style-name="ce17" office:value-type="float" office:value="0.0168005">
            <text:p>0.01680</text:p>
          </table:table-cell>
          <table:table-cell table:style-name="ce17" office:value-type="float" office:value="0.0109264">
            <text:p>0.01093</text:p>
          </table:table-cell>
          <table:table-cell table:style-name="ce17" office:value-type="float" office:value="0.00876344">
            <text:p>0.00876</text:p>
          </table:table-cell>
          <table:table-cell table:style-name="ce17"/>
          <table:table-cell table:style-name="ce17" office:value-type="float" office:value="0.0265356">
            <text:p>0.02654</text:p>
          </table:table-cell>
          <table:table-cell table:style-name="ce17" office:value-type="float" office:value="0.0203467">
            <text:p>0.02035</text:p>
          </table:table-cell>
          <table:table-cell table:style-name="ce17" office:value-type="float" office:value="0.0187957">
            <text:p>0.01880</text:p>
          </table:table-cell>
          <table:table-cell table:number-columns-repeated="952"/>
        </table:table-row>
        <table:table-row table:style-name="ro2">
          <table:table-cell table:style-name="ce3" office:value-type="float" office:value="3">
            <text:p>3</text:p>
          </table:table-cell>
          <table:table-cell table:style-name="Default" office:value-type="float" office:value="0.0530528">
            <text:p>0.05</text:p>
          </table:table-cell>
          <table:table-cell table:style-name="Default" office:value-type="float" office:value="0.0381567">
            <text:p>0.04</text:p>
          </table:table-cell>
          <table:table-cell table:style-name="Default" office:value-type="float" office:value="0.032984">
            <text:p>0.03</text:p>
          </table:table-cell>
          <table:table-cell table:style-name="ce17"/>
          <table:table-cell table:style-name="Default" office:value-type="float" office:value="0.0161186">
            <text:p>0.02</text:p>
          </table:table-cell>
          <table:table-cell table:style-name="Default" office:value-type="float" office:value="0.0106432">
            <text:p>0.01</text:p>
          </table:table-cell>
          <table:table-cell table:style-name="Default" office:value-type="float" office:value="0.00883996">
            <text:p>0.01</text:p>
          </table:table-cell>
          <table:table-cell table:style-name="ce17"/>
          <table:table-cell table:style-name="Default" office:value-type="float" office:value="0.021459">
            <text:p>0.02</text:p>
          </table:table-cell>
          <table:table-cell table:style-name="Default" office:value-type="float" office:value="0.0166386">
            <text:p>0.02</text:p>
          </table:table-cell>
          <table:table-cell table:style-name="Default" office:value-type="float" office:value="0.0155978">
            <text:p>0.02</text:p>
          </table:table-cell>
          <table:table-cell table:style-name="ce17"/>
          <table:table-cell office:value-type="float" office:value="0.0508975">
            <text:p>0.05</text:p>
          </table:table-cell>
          <table:table-cell office:value-type="float" office:value="0.0357602">
            <text:p>0.04</text:p>
          </table:table-cell>
          <table:table-cell office:value-type="float" office:value="0.0304509">
            <text:p>0.03</text:p>
          </table:table-cell>
          <table:table-cell table:style-name="ce17"/>
          <table:table-cell office:value-type="float" office:value="0.0157842">
            <text:p>0.02</text:p>
          </table:table-cell>
          <table:table-cell office:value-type="float" office:value="0.0104583">
            <text:p>0.01</text:p>
          </table:table-cell>
          <table:table-cell office:value-type="float" office:value="0.00883995">
            <text:p>0.01</text:p>
          </table:table-cell>
          <table:table-cell table:style-name="ce17"/>
          <table:table-cell office:value-type="float" office:value="0.0215685">
            <text:p>0.02</text:p>
          </table:table-cell>
          <table:table-cell office:value-type="float" office:value="0.0166392">
            <text:p>0.02</text:p>
          </table:table-cell>
          <table:table-cell office:value-type="float" office:value="0.0155539">
            <text:p>0.02</text:p>
          </table:table-cell>
          <table:table-cell table:style-name="ce17"/>
          <table:table-cell table:style-name="ce17" office:value-type="float" office:value="0.0502117">
            <text:p>0.05021</text:p>
          </table:table-cell>
          <table:table-cell table:style-name="ce17" office:value-type="float" office:value="0.0353196">
            <text:p>0.03532</text:p>
          </table:table-cell>
          <table:table-cell table:style-name="ce17" office:value-type="float" office:value="0.0301694">
            <text:p>0.03017</text:p>
          </table:table-cell>
          <table:table-cell table:style-name="ce17"/>
          <table:table-cell table:style-name="ce17" office:value-type="float" office:value="0.0148064">
            <text:p>0.01481</text:p>
          </table:table-cell>
          <table:table-cell table:style-name="ce17" office:value-type="float" office:value="0.0101139">
            <text:p>0.01011</text:p>
          </table:table-cell>
          <table:table-cell table:style-name="ce17" office:value-type="float" office:value="0.00868713">
            <text:p>0.00869</text:p>
          </table:table-cell>
          <table:table-cell table:style-name="ce17"/>
          <table:table-cell table:style-name="ce17" office:value-type="float" office:value="0.0226265">
            <text:p>0.02263</text:p>
          </table:table-cell>
          <table:table-cell table:style-name="ce17" office:value-type="float" office:value="0.0172878">
            <text:p>0.01729</text:p>
          </table:table-cell>
          <table:table-cell table:style-name="ce17" office:value-type="float" office:value="0.016078">
            <text:p>0.01608</text:p>
          </table:table-cell>
          <table:table-cell table:style-name="ce17"/>
          <table:table-cell table:style-name="ce17" office:value-type="float" office:value="0.0531132">
            <text:p>0.05311</text:p>
          </table:table-cell>
          <table:table-cell table:style-name="ce17" office:value-type="float" office:value="0.0375058">
            <text:p>0.03751</text:p>
          </table:table-cell>
          <table:table-cell table:style-name="ce17" office:value-type="float" office:value="0.0322418">
            <text:p>0.03224</text:p>
          </table:table-cell>
          <table:table-cell table:style-name="ce17"/>
          <table:table-cell table:style-name="ce17" office:value-type="float" office:value="0.015301">
            <text:p>0.01530</text:p>
          </table:table-cell>
          <table:table-cell table:style-name="ce17" office:value-type="float" office:value="0.0107326">
            <text:p>0.01073</text:p>
          </table:table-cell>
          <table:table-cell table:style-name="ce17" office:value-type="float" office:value="0.00921072">
            <text:p>0.00921</text:p>
          </table:table-cell>
          <table:table-cell table:style-name="ce17"/>
          <table:table-cell table:style-name="ce17" office:value-type="float" office:value="0.023161">
            <text:p>0.02316</text:p>
          </table:table-cell>
          <table:table-cell table:style-name="ce17" office:value-type="float" office:value="0.0179552">
            <text:p>0.01796</text:p>
          </table:table-cell>
          <table:table-cell table:style-name="ce17" office:value-type="float" office:value="0.0166542">
            <text:p>0.01665</text:p>
          </table:table-cell>
          <table:table-cell table:style-name="ce17"/>
          <table:table-cell table:style-name="ce17" office:value-type="float" office:value="0.0562451">
            <text:p>0.05625</text:p>
          </table:table-cell>
          <table:table-cell table:style-name="ce17" office:value-type="float" office:value="0.0397021">
            <text:p>0.03970</text:p>
          </table:table-cell>
          <table:table-cell table:style-name="ce17" office:value-type="float" office:value="0.0341009">
            <text:p>0.03410</text:p>
          </table:table-cell>
          <table:table-cell table:style-name="ce17"/>
          <table:table-cell table:style-name="ce17" office:value-type="float" office:value="0.0179477">
            <text:p>0.01795</text:p>
          </table:table-cell>
          <table:table-cell table:style-name="ce17" office:value-type="float" office:value="0.0119715">
            <text:p>0.01197</text:p>
          </table:table-cell>
          <table:table-cell table:style-name="ce17" office:value-type="float" office:value="0.0101812">
            <text:p>0.01018</text:p>
          </table:table-cell>
          <table:table-cell table:style-name="ce17"/>
          <table:table-cell table:style-name="ce17" office:value-type="float" office:value="0.0258336">
            <text:p>0.02583</text:p>
          </table:table-cell>
          <table:table-cell table:style-name="ce17" office:value-type="float" office:value="0.0202211">
            <text:p>0.02022</text:p>
          </table:table-cell>
          <table:table-cell table:style-name="ce17" office:value-type="float" office:value="0.0189062">
            <text:p>0.01891</text:p>
          </table:table-cell>
          <table:table-cell table:style-name="ce17"/>
          <table:table-cell table:style-name="ce17" office:value-type="float" office:value="0.0565961">
            <text:p>0.05660</text:p>
          </table:table-cell>
          <table:table-cell table:style-name="ce17" office:value-type="float" office:value="0.039824">
            <text:p>0.03982</text:p>
          </table:table-cell>
          <table:table-cell table:style-name="ce17" office:value-type="float" office:value="0.0341576">
            <text:p>0.03416</text:p>
          </table:table-cell>
          <table:table-cell table:style-name="ce17"/>
          <table:table-cell table:style-name="ce17" office:value-type="float" office:value="0.0168842">
            <text:p>0.01688</text:p>
          </table:table-cell>
          <table:table-cell table:style-name="ce17" office:value-type="float" office:value="0.0112504">
            <text:p>0.01125</text:p>
          </table:table-cell>
          <table:table-cell table:style-name="ce17" office:value-type="float" office:value="0.00949755">
            <text:p>0.00950</text:p>
          </table:table-cell>
          <table:table-cell table:style-name="ce17"/>
          <table:table-cell table:style-name="ce17" office:value-type="float" office:value="0.0281757">
            <text:p>0.02818</text:p>
          </table:table-cell>
          <table:table-cell table:style-name="ce17" office:value-type="float" office:value="0.0218892">
            <text:p>0.02189</text:p>
          </table:table-cell>
          <table:table-cell table:style-name="ce17" office:value-type="float" office:value="0.020609">
            <text:p>0.02061</text:p>
          </table:table-cell>
          <table:table-cell table:number-columns-repeated="952"/>
        </table:table-row>
        <table:table-row table:style-name="ro2">
          <table:table-cell table:style-name="ce3" office:value-type="float" office:value="4">
            <text:p>4</text:p>
          </table:table-cell>
          <table:table-cell table:style-name="Default" office:value-type="float" office:value="0.0530497">
            <text:p>0.05</text:p>
          </table:table-cell>
          <table:table-cell table:style-name="Default" office:value-type="float" office:value="0.0381988">
            <text:p>0.04</text:p>
          </table:table-cell>
          <table:table-cell table:style-name="Default" office:value-type="float" office:value="0.0329961">
            <text:p>0.03</text:p>
          </table:table-cell>
          <table:table-cell table:style-name="ce17"/>
          <table:table-cell table:style-name="Default" office:value-type="float" office:value="0.01608">
            <text:p>0.02</text:p>
          </table:table-cell>
          <table:table-cell table:style-name="Default" office:value-type="float" office:value="0.0105869">
            <text:p>0.01</text:p>
          </table:table-cell>
          <table:table-cell table:style-name="Default" office:value-type="float" office:value="0.00882498">
            <text:p>0.01</text:p>
          </table:table-cell>
          <table:table-cell table:style-name="ce17"/>
          <table:table-cell table:style-name="Default" office:value-type="float" office:value="0.0221603">
            <text:p>0.02</text:p>
          </table:table-cell>
          <table:table-cell table:style-name="Default" office:value-type="float" office:value="0.0170814">
            <text:p>0.02</text:p>
          </table:table-cell>
          <table:table-cell table:style-name="Default" office:value-type="float" office:value="0.0159183">
            <text:p>0.02</text:p>
          </table:table-cell>
          <table:table-cell table:style-name="ce17"/>
          <table:table-cell office:value-type="float" office:value="0.0521661">
            <text:p>0.05</text:p>
          </table:table-cell>
          <table:table-cell office:value-type="float" office:value="0.0368192">
            <text:p>0.04</text:p>
          </table:table-cell>
          <table:table-cell office:value-type="float" office:value="0.031629">
            <text:p>0.03</text:p>
          </table:table-cell>
          <table:table-cell table:style-name="ce17"/>
          <table:table-cell office:value-type="float" office:value="0.0139282">
            <text:p>0.01</text:p>
          </table:table-cell>
          <table:table-cell office:value-type="float" office:value="0.00914857">
            <text:p>0.01</text:p>
          </table:table-cell>
          <table:table-cell office:value-type="float" office:value="0.00756206">
            <text:p>0.01</text:p>
          </table:table-cell>
          <table:table-cell table:style-name="ce17"/>
          <table:table-cell office:value-type="float" office:value="0.0220696">
            <text:p>0.02</text:p>
          </table:table-cell>
          <table:table-cell office:value-type="float" office:value="0.0171482">
            <text:p>0.02</text:p>
          </table:table-cell>
          <table:table-cell office:value-type="float" office:value="0.0160063">
            <text:p>0.02</text:p>
          </table:table-cell>
          <table:table-cell table:style-name="ce17"/>
          <table:table-cell table:style-name="ce17" office:value-type="float" office:value="0.0513683">
            <text:p>0.05137</text:p>
          </table:table-cell>
          <table:table-cell table:style-name="ce17" office:value-type="float" office:value="0.0362408">
            <text:p>0.03624</text:p>
          </table:table-cell>
          <table:table-cell table:style-name="ce17" office:value-type="float" office:value="0.0310195">
            <text:p>0.03102</text:p>
          </table:table-cell>
          <table:table-cell table:style-name="ce17"/>
          <table:table-cell table:style-name="ce17" office:value-type="float" office:value="0.0142165">
            <text:p>0.01422</text:p>
          </table:table-cell>
          <table:table-cell table:style-name="ce17" office:value-type="float" office:value="0.00947427">
            <text:p>0.00947</text:p>
          </table:table-cell>
          <table:table-cell table:style-name="ce17" office:value-type="float" office:value="0.00787503">
            <text:p>0.00788</text:p>
          </table:table-cell>
          <table:table-cell table:style-name="ce17"/>
          <table:table-cell table:style-name="ce17" office:value-type="float" office:value="0.0221361">
            <text:p>0.02214</text:p>
          </table:table-cell>
          <table:table-cell table:style-name="ce17" office:value-type="float" office:value="0.0171067">
            <text:p>0.01711</text:p>
          </table:table-cell>
          <table:table-cell table:style-name="ce17" office:value-type="float" office:value="0.0159745">
            <text:p>0.01597</text:p>
          </table:table-cell>
          <table:table-cell/>
          <table:table-cell office:value-type="float" office:value="0.0524325">
            <text:p>0.05</text:p>
          </table:table-cell>
          <table:table-cell office:value-type="float" office:value="0.0369151">
            <text:p>0.04</text:p>
          </table:table-cell>
          <table:table-cell office:value-type="float" office:value="0.0315796">
            <text:p>0.03</text:p>
          </table:table-cell>
          <table:table-cell table:style-name="ce17"/>
          <table:table-cell table:style-name="ce17" office:value-type="float" office:value="0.0180655">
            <text:p>0.01807</text:p>
          </table:table-cell>
          <table:table-cell table:style-name="ce17" office:value-type="float" office:value="0.0118966">
            <text:p>0.01190</text:p>
          </table:table-cell>
          <table:table-cell table:style-name="ce17" office:value-type="float" office:value="0.00985033">
            <text:p>0.00985</text:p>
          </table:table-cell>
          <table:table-cell table:style-name="ce17"/>
          <table:table-cell table:style-name="ce17" office:value-type="float" office:value="0.0253896">
            <text:p>0.02539</text:p>
          </table:table-cell>
          <table:table-cell table:style-name="ce17" office:value-type="float" office:value="0.0199961">
            <text:p>0.02000</text:p>
          </table:table-cell>
          <table:table-cell table:style-name="ce17" office:value-type="float" office:value="0.0187706">
            <text:p>0.01877</text:p>
          </table:table-cell>
          <table:table-cell table:style-name="ce17"/>
          <table:table-cell table:style-name="ce17" office:value-type="float" office:value="0.0571141">
            <text:p>0.05711</text:p>
          </table:table-cell>
          <table:table-cell table:style-name="ce17" office:value-type="float" office:value="0.0401046">
            <text:p>0.04010</text:p>
          </table:table-cell>
          <table:table-cell table:style-name="ce17" office:value-type="float" office:value="0.0344679">
            <text:p>0.03447</text:p>
          </table:table-cell>
          <table:table-cell table:style-name="ce17"/>
          <table:table-cell table:style-name="ce17" office:value-type="float" office:value="0.0175953">
            <text:p>0.01760</text:p>
          </table:table-cell>
          <table:table-cell table:style-name="ce17" office:value-type="float" office:value="0.0118784">
            <text:p>0.01188</text:p>
          </table:table-cell>
          <table:table-cell table:style-name="ce17" office:value-type="float" office:value="0.010514">
            <text:p>0.01051</text:p>
          </table:table-cell>
          <table:table-cell table:style-name="ce17"/>
          <table:table-cell table:style-name="ce17" office:value-type="float" office:value="0.0289865">
            <text:p>0.02899</text:p>
          </table:table-cell>
          <table:table-cell table:style-name="ce17" office:value-type="float" office:value="0.0222681">
            <text:p>0.02227</text:p>
          </table:table-cell>
          <table:table-cell table:style-name="ce17" office:value-type="float" office:value="0.0204783">
            <text:p>0.02048</text:p>
          </table:table-cell>
          <table:table-cell table:style-name="ce17"/>
          <table:table-cell table:style-name="ce17" office:value-type="float" office:value="0.0537635">
            <text:p>0.05376</text:p>
          </table:table-cell>
          <table:table-cell table:style-name="ce17" office:value-type="float" office:value="0.0379287">
            <text:p>0.03793</text:p>
          </table:table-cell>
          <table:table-cell table:style-name="ce17" office:value-type="float" office:value="0.0324924">
            <text:p>0.03249</text:p>
          </table:table-cell>
          <table:table-cell table:style-name="ce17"/>
          <table:table-cell table:style-name="ce17" office:value-type="float" office:value="0.0143338">
            <text:p>0.01433</text:p>
          </table:table-cell>
          <table:table-cell table:style-name="ce17" office:value-type="float" office:value="0.00953778">
            <text:p>0.00954</text:p>
          </table:table-cell>
          <table:table-cell table:style-name="ce17" office:value-type="float" office:value="0.00777539">
            <text:p>0.00778</text:p>
          </table:table-cell>
          <table:table-cell table:style-name="ce17"/>
          <table:table-cell table:style-name="ce17" office:value-type="float" office:value="0.0261392">
            <text:p>0.02614</text:p>
          </table:table-cell>
          <table:table-cell table:style-name="ce17" office:value-type="float" office:value="0.0199492">
            <text:p>0.01995</text:p>
          </table:table-cell>
          <table:table-cell table:style-name="ce17" office:value-type="float" office:value="0.018446">
            <text:p>0.01845</text:p>
          </table:table-cell>
          <table:table-cell table:number-columns-repeated="952"/>
        </table:table-row>
        <table:table-row table:style-name="ro2">
          <table:table-cell table:style-name="ce3" office:value-type="float" office:value="5">
            <text:p>5</text:p>
          </table:table-cell>
          <table:table-cell table:style-name="Default" office:value-type="float" office:value="0.0505156">
            <text:p>0.05</text:p>
          </table:table-cell>
          <table:table-cell table:style-name="Default" office:value-type="float" office:value="0.035477">
            <text:p>0.04</text:p>
          </table:table-cell>
          <table:table-cell table:style-name="Default" office:value-type="float" office:value="0.0303593">
            <text:p>0.03</text:p>
          </table:table-cell>
          <table:table-cell table:style-name="ce17"/>
          <table:table-cell table:style-name="Default" office:value-type="float" office:value="0.015171">
            <text:p>0.02</text:p>
          </table:table-cell>
          <table:table-cell table:style-name="Default" office:value-type="float" office:value="0.00992623">
            <text:p>0.01</text:p>
          </table:table-cell>
          <table:table-cell table:style-name="Default" office:value-type="float" office:value="0.00818934">
            <text:p>0.01</text:p>
          </table:table-cell>
          <table:table-cell table:style-name="ce17"/>
          <table:table-cell table:style-name="Default" office:value-type="float" office:value="0.0214819">
            <text:p>0.02</text:p>
          </table:table-cell>
          <table:table-cell table:style-name="Default" office:value-type="float" office:value="0.0165273">
            <text:p>0.02</text:p>
          </table:table-cell>
          <table:table-cell table:style-name="Default" office:value-type="float" office:value="0.0153954">
            <text:p>0.02</text:p>
          </table:table-cell>
          <table:table-cell table:style-name="ce17"/>
          <table:table-cell office:value-type="float" office:value="0.0507776">
            <text:p>0.05</text:p>
          </table:table-cell>
          <table:table-cell office:value-type="float" office:value="0.0355363">
            <text:p>0.04</text:p>
          </table:table-cell>
          <table:table-cell office:value-type="float" office:value="0.0301915">
            <text:p>0.03</text:p>
          </table:table-cell>
          <table:table-cell table:style-name="ce17"/>
          <table:table-cell office:value-type="float" office:value="0.0150344">
            <text:p>0.02</text:p>
          </table:table-cell>
          <table:table-cell office:value-type="float" office:value="0.0098877">
            <text:p>0.01</text:p>
          </table:table-cell>
          <table:table-cell office:value-type="float" office:value="0.0080319">
            <text:p>0.01</text:p>
          </table:table-cell>
          <table:table-cell table:style-name="ce17"/>
          <table:table-cell office:value-type="float" office:value="0.0218135">
            <text:p>0.02</text:p>
          </table:table-cell>
          <table:table-cell office:value-type="float" office:value="0.0166403">
            <text:p>0.02</text:p>
          </table:table-cell>
          <table:table-cell office:value-type="float" office:value="0.0153444">
            <text:p>0.02</text:p>
          </table:table-cell>
          <table:table-cell table:style-name="ce17"/>
          <table:table-cell table:style-name="ce17" office:value-type="float" office:value="0.0530577">
            <text:p>0.05306</text:p>
          </table:table-cell>
          <table:table-cell table:style-name="ce17" office:value-type="float" office:value="0.0372774">
            <text:p>0.03728</text:p>
          </table:table-cell>
          <table:table-cell table:style-name="ce17" office:value-type="float" office:value="0.0317695">
            <text:p>0.03177</text:p>
          </table:table-cell>
          <table:table-cell table:style-name="ce17"/>
          <table:table-cell table:style-name="ce17" office:value-type="float" office:value="0.0162305">
            <text:p>0.01623</text:p>
          </table:table-cell>
          <table:table-cell table:style-name="ce17" office:value-type="float" office:value="0.0103299">
            <text:p>0.01033</text:p>
          </table:table-cell>
          <table:table-cell table:style-name="ce17" office:value-type="float" office:value="0.00787744">
            <text:p>0.00788</text:p>
          </table:table-cell>
          <table:table-cell table:style-name="ce17"/>
          <table:table-cell table:style-name="ce17" office:value-type="float" office:value="0.0238913">
            <text:p>0.02389</text:p>
          </table:table-cell>
          <table:table-cell table:style-name="ce17" office:value-type="float" office:value="0.0184724">
            <text:p>0.01847</text:p>
          </table:table-cell>
          <table:table-cell table:style-name="ce17" office:value-type="float" office:value="0.0170704">
            <text:p>0.01707</text:p>
          </table:table-cell>
          <table:table-cell table:style-name="ce17"/>
          <table:table-cell table:style-name="ce17" office:value-type="float" office:value="0.0534535">
            <text:p>0.05345</text:p>
          </table:table-cell>
          <table:table-cell table:style-name="ce17" office:value-type="float" office:value="0.0379012">
            <text:p>0.03790</text:p>
          </table:table-cell>
          <table:table-cell table:style-name="ce17" office:value-type="float" office:value="0.0326107">
            <text:p>0.03261</text:p>
          </table:table-cell>
          <table:table-cell table:style-name="ce17"/>
          <table:table-cell table:style-name="ce17" office:value-type="float" office:value="0.0191623">
            <text:p>0.01916</text:p>
          </table:table-cell>
          <table:table-cell table:style-name="ce17" office:value-type="float" office:value="0.0129988">
            <text:p>0.01300</text:p>
          </table:table-cell>
          <table:table-cell table:style-name="ce17" office:value-type="float" office:value="0.0112706">
            <text:p>0.01127</text:p>
          </table:table-cell>
          <table:table-cell table:style-name="ce17"/>
          <table:table-cell table:style-name="ce17" office:value-type="float" office:value="0.0238208">
            <text:p>0.02382</text:p>
          </table:table-cell>
          <table:table-cell table:style-name="ce17" office:value-type="float" office:value="0.0186592">
            <text:p>0.01866</text:p>
          </table:table-cell>
          <table:table-cell table:style-name="ce17" office:value-type="float" office:value="0.0175658">
            <text:p>0.01757</text:p>
          </table:table-cell>
          <table:table-cell table:style-name="ce17"/>
          <table:table-cell table:style-name="ce17" office:value-type="float" office:value="0.054831">
            <text:p>0.05483</text:p>
          </table:table-cell>
          <table:table-cell table:style-name="ce17" office:value-type="float" office:value="0.0385652">
            <text:p>0.03857</text:p>
          </table:table-cell>
          <table:table-cell table:style-name="ce17" office:value-type="float" office:value="0.0331609">
            <text:p>0.03316</text:p>
          </table:table-cell>
          <table:table-cell table:style-name="ce17"/>
          <table:table-cell table:style-name="ce17" office:value-type="float" office:value="0.0215604">
            <text:p>0.02156</text:p>
          </table:table-cell>
          <table:table-cell table:style-name="ce17" office:value-type="float" office:value="0.0150612">
            <text:p>0.01506</text:p>
          </table:table-cell>
          <table:table-cell table:style-name="ce17" office:value-type="float" office:value="0.0135423">
            <text:p>0.01354</text:p>
          </table:table-cell>
          <table:table-cell table:style-name="ce17"/>
          <table:table-cell table:style-name="ce17" office:value-type="float" office:value="0.022277">
            <text:p>0.02228</text:p>
          </table:table-cell>
          <table:table-cell table:style-name="ce17" office:value-type="float" office:value="0.0166717">
            <text:p>0.01667</text:p>
          </table:table-cell>
          <table:table-cell table:style-name="ce17" office:value-type="float" office:value="0.0154599">
            <text:p>0.01546</text:p>
          </table:table-cell>
          <table:table-cell table:style-name="ce17"/>
          <table:table-cell table:style-name="ce17" office:value-type="float" office:value="0.0575767">
            <text:p>0.05758</text:p>
          </table:table-cell>
          <table:table-cell table:style-name="ce17" office:value-type="float" office:value="0.0407936">
            <text:p>0.04079</text:p>
          </table:table-cell>
          <table:table-cell table:style-name="ce17" office:value-type="float" office:value="0.035159">
            <text:p>0.03516</text:p>
          </table:table-cell>
          <table:table-cell table:style-name="ce17"/>
          <table:table-cell table:style-name="ce17" office:value-type="float" office:value="0.0192877">
            <text:p>0.01929</text:p>
          </table:table-cell>
          <table:table-cell table:style-name="ce17" office:value-type="float" office:value="0.0122574">
            <text:p>0.01226</text:p>
          </table:table-cell>
          <table:table-cell table:style-name="ce17" office:value-type="float" office:value="0.00965386">
            <text:p>0.00965</text:p>
          </table:table-cell>
          <table:table-cell table:style-name="ce17"/>
          <table:table-cell table:style-name="ce17" office:value-type="float" office:value="0.02939">
            <text:p>0.02939</text:p>
          </table:table-cell>
          <table:table-cell table:style-name="ce17" office:value-type="float" office:value="0.0223058">
            <text:p>0.02231</text:p>
          </table:table-cell>
          <table:table-cell table:style-name="ce17" office:value-type="float" office:value="0.0205053">
            <text:p>0.02051</text:p>
          </table:table-cell>
          <table:table-cell table:number-columns-repeated="952"/>
        </table:table-row>
        <table:table-row table:style-name="ro2">
          <table:table-cell table:style-name="ce3" office:value-type="string">
            <text:p>mean</text:p>
          </table:table-cell>
          <table:table-cell table:style-name="ce17" table:formula="of:=AVERAGE([.B6:.B10])" office:value-type="float" office:value="0.05205914">
            <text:p>0.05206</text:p>
          </table:table-cell>
          <table:table-cell table:style-name="ce17" table:formula="of:=AVERAGE([.C6:.C10])" office:value-type="float" office:value="0.03709956">
            <text:p>0.03710</text:p>
          </table:table-cell>
          <table:table-cell table:style-name="ce17" table:formula="of:=AVERAGE([.D6:.D10])" office:value-type="float" office:value="0.03189264">
            <text:p>0.03189</text:p>
          </table:table-cell>
          <table:table-cell table:style-name="ce17"/>
          <table:table-cell table:style-name="ce17" table:formula="of:=AVERAGE([.F6:.F10])" office:value-type="float" office:value="0.01578488">
            <text:p>0.01578</text:p>
          </table:table-cell>
          <table:table-cell table:style-name="ce17" table:formula="of:=AVERAGE([.G6:.G10])" office:value-type="float" office:value="0.010310906">
            <text:p>0.01031</text:p>
          </table:table-cell>
          <table:table-cell table:style-name="ce17" table:formula="of:=AVERAGE([.H6:.H10])" office:value-type="float" office:value="0.008462112">
            <text:p>0.00846</text:p>
          </table:table-cell>
          <table:table-cell table:style-name="ce17"/>
          <table:table-cell table:style-name="ce17" table:formula="of:=AVERAGE([.J6:.J10])" office:value-type="float" office:value="0.0214941">
            <text:p>0.02149</text:p>
          </table:table-cell>
          <table:table-cell table:style-name="ce17" table:formula="of:=AVERAGE([.K6:.K10])" office:value-type="float" office:value="0.01659668">
            <text:p>0.01660</text:p>
          </table:table-cell>
          <table:table-cell table:style-name="ce17" table:formula="of:=AVERAGE([.L6:.L10])" office:value-type="float" office:value="0.01551968">
            <text:p>0.01552</text:p>
          </table:table-cell>
          <table:table-cell table:style-name="ce17"/>
          <table:table-cell table:style-name="ce17" table:formula="of:=AVERAGE([.N6:.N10])" office:value-type="float" office:value="0.05141316">
            <text:p>0.05141</text:p>
          </table:table-cell>
          <table:table-cell table:style-name="ce17" table:formula="of:=AVERAGE([.O6:.O10])" office:value-type="float" office:value="0.03613948">
            <text:p>0.03614</text:p>
          </table:table-cell>
          <table:table-cell table:style-name="ce17" table:formula="of:=AVERAGE([.P6:.P10])" office:value-type="float" office:value="0.03085458">
            <text:p>0.03085</text:p>
          </table:table-cell>
          <table:table-cell table:style-name="ce17"/>
          <table:table-cell table:style-name="ce17" table:formula="of:=AVERAGE([.R6:.R10])" office:value-type="float" office:value="0.01546976">
            <text:p>0.01547</text:p>
          </table:table-cell>
          <table:table-cell table:style-name="ce17" table:formula="of:=AVERAGE([.S6:.S10])" office:value-type="float" office:value="0.010172134">
            <text:p>0.01017</text:p>
          </table:table-cell>
          <table:table-cell table:style-name="ce17" table:formula="of:=AVERAGE([.T6:.T10])" office:value-type="float" office:value="0.008396846">
            <text:p>0.00840</text:p>
          </table:table-cell>
          <table:table-cell table:style-name="ce17"/>
          <table:table-cell table:style-name="ce17" table:formula="of:=AVERAGE([.V6:.V10])" office:value-type="float" office:value="0.02219752">
            <text:p>0.02220</text:p>
          </table:table-cell>
          <table:table-cell table:style-name="ce17" table:formula="of:=AVERAGE([.W6:.W10])" office:value-type="float" office:value="0.01714998">
            <text:p>0.01715</text:p>
          </table:table-cell>
          <table:table-cell table:style-name="ce17" table:formula="of:=AVERAGE([.X6:.X10])" office:value-type="float" office:value="0.0159879">
            <text:p>0.01599</text:p>
          </table:table-cell>
          <table:table-cell table:style-name="ce17"/>
          <table:table-cell table:style-name="ce17" table:formula="of:=AVERAGE([.Z6:.Z10])" office:value-type="float" office:value="0.051854">
            <text:p>0.05185</text:p>
          </table:table-cell>
          <table:table-cell table:style-name="ce17" table:formula="of:=AVERAGE([.AA6:.AA10])" office:value-type="float" office:value="0.03650446">
            <text:p>0.03650</text:p>
          </table:table-cell>
          <table:table-cell table:style-name="ce17" table:formula="of:=AVERAGE([.AB6:.AB10])" office:value-type="float" office:value="0.03120678">
            <text:p>0.03121</text:p>
          </table:table-cell>
          <table:table-cell table:style-name="ce17"/>
          <table:table-cell table:style-name="ce17" table:formula="of:=AVERAGE([.AD6:.AD10])" office:value-type="float" office:value="0.01527334">
            <text:p>0.01527</text:p>
          </table:table-cell>
          <table:table-cell table:style-name="ce17" table:formula="of:=AVERAGE([.AE6:.AE10])" office:value-type="float" office:value="0.010225254">
            <text:p>0.01023</text:p>
          </table:table-cell>
          <table:table-cell table:style-name="ce17" table:formula="of:=AVERAGE([.AF6:.AF10])" office:value-type="float" office:value="0.008495342">
            <text:p>0.00850</text:p>
          </table:table-cell>
          <table:table-cell table:style-name="ce17"/>
          <table:table-cell table:style-name="ce17" table:formula="of:=AVERAGE([.AH6:.AH10])" office:value-type="float" office:value="0.02316236">
            <text:p>0.02316</text:p>
          </table:table-cell>
          <table:table-cell table:style-name="ce17" table:formula="of:=AVERAGE([.AI6:.AI10])" office:value-type="float" office:value="0.01788206">
            <text:p>0.01788</text:p>
          </table:table-cell>
          <table:table-cell table:style-name="ce17" table:formula="of:=AVERAGE([.AJ6:.AJ10])" office:value-type="float" office:value="0.01662258">
            <text:p>0.01662</text:p>
          </table:table-cell>
          <table:table-cell table:style-name="ce17"/>
          <table:table-cell table:style-name="ce17" table:formula="of:=AVERAGE([.AL6:.AL10])" office:value-type="float" office:value="0.0540116">
            <text:p>0.05401</text:p>
          </table:table-cell>
          <table:table-cell table:style-name="ce17" table:formula="of:=AVERAGE([.AM6:.AM10])" office:value-type="float" office:value="0.03832102">
            <text:p>0.03832</text:p>
          </table:table-cell>
          <table:table-cell table:style-name="ce17" table:formula="of:=AVERAGE([.AN6:.AN10])" office:value-type="float" office:value="0.03296854">
            <text:p>0.03297</text:p>
          </table:table-cell>
          <table:table-cell table:style-name="ce17"/>
          <table:table-cell table:style-name="ce17" table:formula="of:=AVERAGE([.AP6:.AP10])" office:value-type="float" office:value="0.01684152">
            <text:p>0.01684</text:p>
          </table:table-cell>
          <table:table-cell table:style-name="ce17" table:formula="of:=AVERAGE([.AQ6:.AQ10])" office:value-type="float" office:value="0.01132618">
            <text:p>0.01133</text:p>
          </table:table-cell>
          <table:table-cell table:style-name="ce17" table:formula="of:=AVERAGE([.AR6:.AR10])" office:value-type="float" office:value="0.009601442">
            <text:p>0.00960</text:p>
          </table:table-cell>
          <table:table-cell table:style-name="ce17"/>
          <table:table-cell table:style-name="ce17" table:formula="of:=AVERAGE([.AT6:.AT10])" office:value-type="float" office:value="0.02465322">
            <text:p>0.02465</text:p>
          </table:table-cell>
          <table:table-cell table:style-name="ce17" table:formula="of:=AVERAGE([.AU6:.AU10])" office:value-type="float" office:value="0.01912408">
            <text:p>0.01912</text:p>
          </table:table-cell>
          <table:table-cell table:style-name="ce17" table:formula="of:=AVERAGE([.AV6:.AV10])" office:value-type="float" office:value="0.01780694">
            <text:p>0.01781</text:p>
          </table:table-cell>
          <table:table-cell table:style-name="ce17"/>
          <table:table-cell table:style-name="ce17" table:formula="of:=AVERAGE([.AX6:.AX10])" office:value-type="float" office:value="0.05555804">
            <text:p>0.05556</text:p>
          </table:table-cell>
          <table:table-cell table:style-name="ce17" table:formula="of:=AVERAGE([.AY6:.AY10])" office:value-type="float" office:value="0.03917932">
            <text:p>0.03918</text:p>
          </table:table-cell>
          <table:table-cell table:style-name="ce17" table:formula="of:=AVERAGE([.AZ6:.AZ10])" office:value-type="float" office:value="0.03366828">
            <text:p>0.03367</text:p>
          </table:table-cell>
          <table:table-cell table:style-name="ce17"/>
          <table:table-cell table:style-name="ce17" table:formula="of:=AVERAGE([.BB6:.BB10])" office:value-type="float" office:value="0.0180755">
            <text:p>0.01808</text:p>
          </table:table-cell>
          <table:table-cell table:style-name="ce17" table:formula="of:=AVERAGE([.BC6:.BC10])" office:value-type="float" office:value="0.012266636">
            <text:p>0.01227</text:p>
          </table:table-cell>
          <table:table-cell table:style-name="ce17" table:formula="of:=AVERAGE([.BD6:.BD10])" office:value-type="float" office:value="0.010659898">
            <text:p>0.01066</text:p>
          </table:table-cell>
          <table:table-cell table:style-name="ce17"/>
          <table:table-cell table:style-name="ce17" table:formula="of:=AVERAGE([.BF6:.BF10])" office:value-type="float" office:value="0.02595044">
            <text:p>0.02595</text:p>
          </table:table-cell>
          <table:table-cell table:style-name="ce17" table:formula="of:=AVERAGE([.BG6:.BG10])" office:value-type="float" office:value="0.02010448">
            <text:p>0.02010</text:p>
          </table:table-cell>
          <table:table-cell table:style-name="ce17" table:formula="of:=AVERAGE([.BH6:.BH10])" office:value-type="float" office:value="0.018747">
            <text:p>0.01875</text:p>
          </table:table-cell>
          <table:table-cell table:style-name="ce17"/>
          <table:table-cell table:style-name="ce17" table:formula="of:=AVERAGE([.BJ6:.BJ10])" office:value-type="float" office:value="0.05555452">
            <text:p>0.05555</text:p>
          </table:table-cell>
          <table:table-cell table:style-name="ce17" table:formula="of:=AVERAGE([.BK6:.BK10])" office:value-type="float" office:value="0.03918762">
            <text:p>0.03919</text:p>
          </table:table-cell>
          <table:table-cell table:style-name="ce17" table:formula="of:=AVERAGE([.BL6:.BL10])" office:value-type="float" office:value="0.03360348">
            <text:p>0.03360</text:p>
          </table:table-cell>
          <table:table-cell table:style-name="ce17"/>
          <table:table-cell table:style-name="ce17" table:formula="of:=AVERAGE([.BN6:.BN10])" office:value-type="float" office:value="0.01732332">
            <text:p>0.01732</text:p>
          </table:table-cell>
          <table:table-cell table:style-name="ce17" table:formula="of:=AVERAGE([.BO6:.BO10])" office:value-type="float" office:value="0.011355596">
            <text:p>0.01136</text:p>
          </table:table-cell>
          <table:table-cell table:style-name="ce17" table:formula="of:=AVERAGE([.BP6:.BP10])" office:value-type="float" office:value="0.009219068">
            <text:p>0.00922</text:p>
          </table:table-cell>
          <table:table-cell table:style-name="ce17"/>
          <table:table-cell table:style-name="ce17" table:formula="of:=AVERAGE([.BR6:.BR10])" office:value-type="float" office:value="0.02713626">
            <text:p>0.02714</text:p>
          </table:table-cell>
          <table:table-cell table:style-name="ce17" table:formula="of:=AVERAGE([.BS6:.BS10])" office:value-type="float" office:value="0.02072816">
            <text:p>0.02073</text:p>
          </table:table-cell>
          <table:table-cell table:style-name="ce17" table:formula="of:=AVERAGE([.BT6:.BT10])" office:value-type="float" office:value="0.01916606">
            <text:p>0.01917</text:p>
          </table:table-cell>
          <table:table-cell table:number-columns-repeated="952"/>
        </table:table-row>
        <table:table-row table:style-name="ro2">
          <table:table-cell table:style-name="ce4" office:value-type="string">
            <text:p>variance</text:p>
          </table:table-cell>
          <table:table-cell table:style-name="ce18" table:formula="of:=VARP([.B6:.B10])" office:value-type="float" office:value="0.0000015823792944">
            <text:p>1.58E-06</text:p>
          </table:table-cell>
          <table:table-cell table:style-name="ce18" table:formula="of:=VARP([.C6:.C10])" office:value-type="float" office:value="0.0000019031925064">
            <text:p>1.90E-06</text:p>
          </table:table-cell>
          <table:table-cell table:style-name="ce18" table:formula="of:=VARP([.D6:.D10])" office:value-type="float" office:value="0.0000019605678584">
            <text:p>1.96E-06</text:p>
          </table:table-cell>
          <table:table-cell table:style-name="ce18"/>
          <table:table-cell table:style-name="ce18" table:formula="of:=VARP([.F6:.F10])" office:value-type="float" office:value="0.0000001495654656">
            <text:p>1.50E-07</text:p>
          </table:table-cell>
          <table:table-cell table:style-name="ce18" table:formula="of:=VARP([.G6:.G10])" office:value-type="float" office:value="0.0000000782238997440002">
            <text:p>7.82E-08</text:p>
          </table:table-cell>
          <table:table-cell table:style-name="ce18" table:formula="of:=VARP([.H6:.H10])" office:value-type="float" office:value="0.0000000923524460560001">
            <text:p>9.24E-08</text:p>
          </table:table-cell>
          <table:table-cell table:style-name="ce18"/>
          <table:table-cell table:style-name="ce18" table:formula="of:=VARP([.J6:.J10])" office:value-type="float" office:value="0.000000131902603999999">
            <text:p>1.32E-07</text:p>
          </table:table-cell>
          <table:table-cell table:style-name="ce18" table:formula="of:=VARP([.K6:.K10])" office:value-type="float" office:value="0.0000000718867656">
            <text:p>7.19E-08</text:p>
          </table:table-cell>
          <table:table-cell table:style-name="ce18" table:formula="of:=VARP([.L6:.L10])" office:value-type="float" office:value="0.0000000552253176000001">
            <text:p>5.52E-08</text:p>
          </table:table-cell>
          <table:table-cell table:style-name="ce18"/>
          <table:table-cell table:style-name="ce18" table:formula="of:=VARP([.N6:.N10])" office:value-type="float" office:value="0.0000002675661704">
            <text:p>2.68E-07</text:p>
          </table:table-cell>
          <table:table-cell table:style-name="ce18" table:formula="of:=VARP([.O6:.O10])" office:value-type="float" office:value="0.000000207116901599999">
            <text:p>2.07E-07</text:p>
          </table:table-cell>
          <table:table-cell table:style-name="ce18" table:formula="of:=VARP([.P6:.P10])" office:value-type="float" office:value="0.000000253449085599999">
            <text:p>2.53E-07</text:p>
          </table:table-cell>
          <table:table-cell table:style-name="ce18"/>
          <table:table-cell table:style-name="ce18" table:formula="of:=VARP([.R6:.R10])" office:value-type="float" office:value="0.0000012398270944">
            <text:p>1.24E-06</text:p>
          </table:table-cell>
          <table:table-cell table:style-name="ce18" table:formula="of:=VARP([.S6:.S10])" office:value-type="float" office:value="0.000000503234813024">
            <text:p>5.03E-07</text:p>
          </table:table-cell>
          <table:table-cell table:style-name="ce18" table:formula="of:=VARP([.T6:.T10])" office:value-type="float" office:value="0.000000355634534384">
            <text:p>3.56E-07</text:p>
          </table:table-cell>
          <table:table-cell table:style-name="ce18"/>
          <table:table-cell table:style-name="ce18" table:formula="of:=VARP([.V6:.V10])" office:value-type="float" office:value="0.0000002580791816">
            <text:p>2.58E-07</text:p>
          </table:table-cell>
          <table:table-cell table:style-name="ce18" table:formula="of:=VARP([.W6:.W10])" office:value-type="float" office:value="0.0000002133757616">
            <text:p>2.13E-07</text:p>
          </table:table-cell>
          <table:table-cell table:style-name="ce18" table:formula="of:=VARP([.X6:.X10])" office:value-type="float" office:value="0.000000232795812">
            <text:p>2.33E-07</text:p>
          </table:table-cell>
          <table:table-cell table:style-name="ce18"/>
          <table:table-cell table:style-name="ce18" table:formula="of:=VARP([.Z6:.Z10])" office:value-type="float" office:value="0.000000987740824000001">
            <text:p>9.88E-07</text:p>
          </table:table-cell>
          <table:table-cell table:style-name="ce18" table:formula="of:=VARP([.AA6:.AA10])" office:value-type="float" office:value="0.000000472039054399998">
            <text:p>4.72E-07</text:p>
          </table:table-cell>
          <table:table-cell table:style-name="ce18" table:formula="of:=VARP([.AB6:.AB10])" office:value-type="float" office:value="0.000000345082949600001">
            <text:p>3.45E-07</text:p>
          </table:table-cell>
          <table:table-cell table:style-name="ce18"/>
          <table:table-cell table:style-name="ce18" table:formula="of:=VARP([.AD6:.AD10])" office:value-type="float" office:value="0.0000006953396504">
            <text:p>6.95E-07</text:p>
          </table:table-cell>
          <table:table-cell table:style-name="ce18" table:formula="of:=VARP([.AE6:.AE10])" office:value-type="float" office:value="0.000000192818906064">
            <text:p>1.93E-07</text:p>
          </table:table-cell>
          <table:table-cell table:style-name="ce18" table:formula="of:=VARP([.AF6:.AF10])" office:value-type="float" office:value="0.000000271645392776">
            <text:p>2.72E-07</text:p>
          </table:table-cell>
          <table:table-cell table:style-name="ce18"/>
          <table:table-cell table:style-name="ce18" table:formula="of:=VARP([.AH6:.AH10])" office:value-type="float" office:value="0.0000005709765424">
            <text:p>5.71E-07</text:p>
          </table:table-cell>
          <table:table-cell table:style-name="ce18" table:formula="of:=VARP([.AI6:.AI10])" office:value-type="float" office:value="0.0000003908158544">
            <text:p>3.91E-07</text:p>
          </table:table-cell>
          <table:table-cell table:style-name="ce18" table:formula="of:=VARP([.AJ6:.AJ10])" office:value-type="float" office:value="0.000000280298581600001">
            <text:p>2.80E-07</text:p>
          </table:table-cell>
          <table:table-cell table:style-name="ce18"/>
          <table:table-cell table:style-name="ce18" table:formula="of:=VARP([.AL6:.AL10])" office:value-type="float" office:value="0.000001655600456">
            <text:p>1.66E-06</text:p>
          </table:table-cell>
          <table:table-cell table:style-name="ce18" table:formula="of:=VARP([.AM6:.AM10])" office:value-type="float" office:value="0.0000013035443536">
            <text:p>1.30E-06</text:p>
          </table:table-cell>
          <table:table-cell table:style-name="ce18" table:formula="of:=VARP([.AN6:.AN10])" office:value-type="float" office:value="0.0000012006081064">
            <text:p>1.20E-06</text:p>
          </table:table-cell>
          <table:table-cell table:style-name="ce18"/>
          <table:table-cell table:style-name="ce18" table:formula="of:=VARP([.AP6:.AP10])" office:value-type="float" office:value="0.0000022657700416">
            <text:p>2.27E-06</text:p>
          </table:table-cell>
          <table:table-cell table:style-name="ce18" table:formula="of:=VARP([.AQ6:.AQ10])" office:value-type="float" office:value="0.0000010187420896">
            <text:p>1.02E-06</text:p>
          </table:table-cell>
          <table:table-cell table:style-name="ce18" table:formula="of:=VARP([.AR6:.AR10])" office:value-type="float" office:value="0.000001050743790296">
            <text:p>1.05E-06</text:p>
          </table:table-cell>
          <table:table-cell table:style-name="ce18"/>
          <table:table-cell table:style-name="ce18" table:formula="of:=VARP([.AT6:.AT10])" office:value-type="float" office:value="0.0000013251598496">
            <text:p>1.33E-06</text:p>
          </table:table-cell>
          <table:table-cell table:style-name="ce18" table:formula="of:=VARP([.AU6:.AU10])" office:value-type="float" office:value="0.0000008927355576">
            <text:p>8.93E-07</text:p>
          </table:table-cell>
          <table:table-cell table:style-name="ce18" table:formula="of:=VARP([.AV6:.AV10])" office:value-type="float" office:value="0.0000010252178704">
            <text:p>1.03E-06</text:p>
          </table:table-cell>
          <table:table-cell table:style-name="ce18"/>
          <table:table-cell table:style-name="ce18" table:formula="of:=VARP([.AX6:.AX10])" office:value-type="float" office:value="0.0000016550616464">
            <text:p>1.66E-06</text:p>
          </table:table-cell>
          <table:table-cell table:style-name="ce18" table:formula="of:=VARP([.AY6:.AY10])" office:value-type="float" office:value="0.000000893305117599997">
            <text:p>8.93E-07</text:p>
          </table:table-cell>
          <table:table-cell table:style-name="ce18" table:formula="of:=VARP([.AZ6:.AZ10])" office:value-type="float" office:value="0.000000754263977599998">
            <text:p>7.54E-07</text:p>
          </table:table-cell>
          <table:table-cell table:style-name="ce18"/>
          <table:table-cell table:style-name="ce18" table:formula="of:=VARP([.BB6:.BB10])" office:value-type="float" office:value="0.00000673978874">
            <text:p>6.74E-06</text:p>
          </table:table-cell>
          <table:table-cell table:style-name="ce18" table:formula="of:=VARP([.BC6:.BC10])" office:value-type="float" office:value="0.000003867844901184">
            <text:p>3.87E-06</text:p>
          </table:table-cell>
          <table:table-cell table:style-name="ce18" table:formula="of:=VARP([.BD6:.BD10])" office:value-type="float" office:value="0.000004009618904816">
            <text:p>4.01E-06</text:p>
          </table:table-cell>
          <table:table-cell table:style-name="ce18"/>
          <table:table-cell table:style-name="ce18" table:formula="of:=VARP([.BF6:.BF10])" office:value-type="float" office:value="0.0000048520936744">
            <text:p>4.85E-06</text:p>
          </table:table-cell>
          <table:table-cell table:style-name="ce18" table:formula="of:=VARP([.BG6:.BG10])" office:value-type="float" office:value="0.0000036756878576">
            <text:p>3.68E-06</text:p>
          </table:table-cell>
          <table:table-cell table:style-name="ce18" table:formula="of:=VARP([.BH6:.BH10])" office:value-type="float" office:value="0.000003169637068">
            <text:p>3.17E-06</text:p>
          </table:table-cell>
          <table:table-cell table:style-name="ce18"/>
          <table:table-cell table:style-name="ce18" table:formula="of:=VARP([.BJ6:.BJ10])" office:value-type="float" office:value="0.0000020541241296">
            <text:p>2.05E-06</text:p>
          </table:table-cell>
          <table:table-cell table:style-name="ce18" table:formula="of:=VARP([.BK6:.BK10])" office:value-type="float" office:value="0.0000011096833536">
            <text:p>1.11E-06</text:p>
          </table:table-cell>
          <table:table-cell table:style-name="ce18" table:formula="of:=VARP([.BL6:.BL10])" office:value-type="float" office:value="0.000000963015149599999">
            <text:p>9.63E-07</text:p>
          </table:table-cell>
          <table:table-cell table:style-name="ce18"/>
          <table:table-cell table:style-name="ce18" table:formula="of:=VARP([.BN6:.BN10])" office:value-type="float" office:value="0.0000034421345336">
            <text:p>3.44E-06</text:p>
          </table:table-cell>
          <table:table-cell table:style-name="ce18" table:formula="of:=VARP([.BO6:.BO10])" office:value-type="float" office:value="0.000001283330526464">
            <text:p>1.28E-06</text:p>
          </table:table-cell>
          <table:table-cell table:style-name="ce18" table:formula="of:=VARP([.BP6:.BP10])" office:value-type="float" office:value="0.000000793014250935999">
            <text:p>7.93E-07</text:p>
          </table:table-cell>
          <table:table-cell table:style-name="ce18"/>
          <table:table-cell table:style-name="ce18" table:formula="of:=VARP([.BR6:.BR10])" office:value-type="float" office:value="0.0000020778570384">
            <text:p>2.08E-06</text:p>
          </table:table-cell>
          <table:table-cell table:style-name="ce18" table:formula="of:=VARP([.BS6:.BS10])" office:value-type="float" office:value="0.0000014160313784">
            <text:p>1.42E-06</text:p>
          </table:table-cell>
          <table:table-cell table:style-name="ce18" table:formula="of:=VARP([.BT6:.BT10])" office:value-type="float" office:value="0.0000014786688904">
            <text:p>1.48E-06</text:p>
          </table:table-cell>
          <table:table-cell table:style-name="ce44" table:number-columns-repeated="952"/>
        </table:table-row>
        <table:table-row table:style-name="ro2">
          <table:table-cell table:style-name="ce5"/>
          <table:table-cell table:style-name="ce13"/>
          <table:table-cell table:style-name="Default" table:number-columns-repeated="2"/>
          <table:table-cell table:style-name="ce28"/>
          <table:table-cell table:style-name="ce37"/>
          <table:table-cell table:number-columns-repeated="2"/>
          <table:table-cell table:style-name="ce28"/>
          <table:table-cell table:style-name="ce37"/>
          <table:table-cell table:number-columns-repeated="1014"/>
        </table:table-row>
        <table:table-row table:style-name="ro2">
          <table:table-cell table:style-name="ce5"/>
          <table:table-cell table:style-name="Default" table:number-columns-repeated="3"/>
          <table:table-cell table:style-name="ce28"/>
          <table:table-cell table:style-name="ce37"/>
          <table:table-cell table:number-columns-repeated="2"/>
          <table:table-cell table:style-name="ce28"/>
          <table:table-cell table:style-name="ce37"/>
          <table:table-cell table:number-columns-repeated="1014"/>
        </table:table-row>
        <table:table-row table:style-name="ro2">
          <table:table-cell table:style-name="ce5"/>
          <table:table-cell table:style-name="ce13"/>
          <table:table-cell table:style-name="Default" table:number-columns-repeated="2"/>
          <table:table-cell table:style-name="ce28"/>
          <table:table-cell table:style-name="ce37"/>
          <table:table-cell table:number-columns-repeated="2"/>
          <table:table-cell table:style-name="ce28"/>
          <table:table-cell table:style-name="ce37"/>
          <table:table-cell table:number-columns-repeated="1014"/>
        </table:table-row>
        <table:table-row table:style-name="ro3">
          <table:table-cell table:style-name="ce6" office:value-type="string">
            <text:p>Mean values for figures:</text:p>
          </table:table-cell>
          <table:table-cell table:style-name="ce19"/>
          <table:table-cell table:style-name="ce29"/>
          <table:table-cell table:style-name="Default"/>
          <table:table-cell table:style-name="ce31"/>
          <table:table-cell table:style-name="ce19"/>
          <table:table-cell table:style-name="ce29" table:number-columns-repeated="2"/>
          <table:table-cell table:style-name="ce31"/>
          <table:table-cell table:style-name="ce19"/>
          <table:table-cell table:style-name="ce29" table:number-columns-repeated="3"/>
          <table:table-cell table:number-columns-repeated="1011"/>
        </table:table-row>
        <table:table-row table:style-name="ro2">
          <table:table-cell table:style-name="ce7" office:value-type="string">
            <text:p>perturbation</text:p>
          </table:table-cell>
          <table:table-cell table:style-name="ce20" office:value-type="string" table:number-columns-spanned="3" table:number-rows-spanned="1">
            <text:p>whole domain </text:p>
          </table:table-cell>
          <table:covered-table-cell table:style-name="ce27"/>
          <table:covered-table-cell table:style-name="ce27"/>
          <table:table-cell table:style-name="ce22"/>
          <table:table-cell table:style-name="ce20" office:value-type="string" table:number-columns-spanned="3" table:number-rows-spanned="1">
            <text:p>area3 (after rarefaction before CD)</text:p>
          </table:table-cell>
          <table:covered-table-cell table:style-name="ce27"/>
          <table:covered-table-cell table:style-name="ce27"/>
          <table:table-cell table:style-name="ce22"/>
          <table:table-cell table:style-name="ce39" office:value-type="string" table:number-columns-spanned="3" table:number-rows-spanned="1">
            <text:p>area2 (after CD before shock)</text:p>
          </table:table-cell>
          <table:covered-table-cell table:style-name="ce27"/>
          <table:covered-table-cell table:style-name="ce40"/>
          <table:table-cell table:style-name="ce40"/>
          <table:table-cell table:number-columns-repeated="1011"/>
        </table:table-row>
        <table:table-row table:style-name="ro2">
          <table:table-cell table:style-name="ce8"/>
          <table:table-cell table:style-name="ce21" office:value-type="string">
            <text:p>L1</text:p>
          </table:table-cell>
          <table:table-cell table:style-name="ce21" office:value-type="string">
            <text:p>L2</text:p>
          </table:table-cell>
          <table:table-cell table:style-name="ce21" office:value-type="string">
            <text:p>Linf</text:p>
          </table:table-cell>
          <table:table-cell table:style-name="ce32"/>
          <table:table-cell table:style-name="ce21" office:value-type="string">
            <text:p>L1_3</text:p>
          </table:table-cell>
          <table:table-cell table:style-name="ce21" office:value-type="string">
            <text:p>L2_3</text:p>
          </table:table-cell>
          <table:table-cell table:style-name="ce21" office:value-type="string">
            <text:p>Linf_3</text:p>
          </table:table-cell>
          <table:table-cell table:style-name="ce32"/>
          <table:table-cell table:style-name="ce21" office:value-type="string">
            <text:p>L1_2</text:p>
          </table:table-cell>
          <table:table-cell table:style-name="ce21" office:value-type="string">
            <text:p>L2_2</text:p>
          </table:table-cell>
          <table:table-cell table:style-name="ce41" office:value-type="string">
            <text:p>Linf_2</text:p>
          </table:table-cell>
          <table:table-cell table:style-name="ce41"/>
          <table:table-cell table:number-columns-repeated="1011"/>
        </table:table-row>
        <table:table-row table:style-name="ro2">
          <table:table-cell table:style-name="Default" table:number-columns-repeated="4"/>
          <table:table-cell/>
          <table:table-cell table:style-name="Default" table:number-columns-repeated="3"/>
          <table:table-cell/>
          <table:table-cell table:style-name="Default" table:number-columns-repeated="3"/>
          <table:table-cell table:style-name="ce41"/>
          <table:table-cell table:number-columns-repeated="1011"/>
        </table:table-row>
        <table:table-row table:style-name="ro3">
          <table:table-cell table:style-name="ce9"/>
          <table:table-cell table:style-name="ce22" table:number-columns-repeated="3"/>
          <table:table-cell table:style-name="ce33"/>
          <table:table-cell table:style-name="ce22" table:number-columns-repeated="3"/>
          <table:table-cell table:style-name="ce33"/>
          <table:table-cell table:style-name="ce22" table:number-columns-repeated="3"/>
          <table:table-cell table:style-name="ce16"/>
          <table:table-cell table:number-columns-repeated="1011"/>
        </table:table-row>
        <table:table-row table:style-name="ro2">
          <table:table-cell table:style-name="ce10" office:value-type="float" office:value="0.05">
            <text:p>0.05</text:p>
          </table:table-cell>
          <table:table-cell table:style-name="ce23" table:formula="of:=[.B11]" office:value-type="float" office:value="0.05205914">
            <text:p>0.0521</text:p>
          </table:table-cell>
          <table:table-cell table:style-name="ce23" table:formula="of:=[.C11]" office:value-type="float" office:value="0.03709956">
            <text:p>0.0371</text:p>
          </table:table-cell>
          <table:table-cell table:style-name="ce23" table:formula="of:=[.D11]" office:value-type="float" office:value="0.03189264">
            <text:p>0.0319</text:p>
          </table:table-cell>
          <table:table-cell table:style-name="ce23"/>
          <table:table-cell table:style-name="ce23" table:formula="of:=[.F11]" office:value-type="float" office:value="0.01578488">
            <text:p>0.0158</text:p>
          </table:table-cell>
          <table:table-cell table:style-name="ce23" table:formula="of:=[.G11]" office:value-type="float" office:value="0.010310906">
            <text:p>0.0103</text:p>
          </table:table-cell>
          <table:table-cell table:style-name="ce23" table:formula="of:=[.H11]" office:value-type="float" office:value="0.008462112">
            <text:p>0.0085</text:p>
          </table:table-cell>
          <table:table-cell table:style-name="ce23"/>
          <table:table-cell table:style-name="ce23" table:formula="of:=[.J11]" office:value-type="float" office:value="0.0214941">
            <text:p>0.0215</text:p>
          </table:table-cell>
          <table:table-cell table:style-name="ce23" table:formula="of:=[.K11]" office:value-type="float" office:value="0.01659668">
            <text:p>0.0166</text:p>
          </table:table-cell>
          <table:table-cell table:style-name="ce23" table:formula="of:=[.L11]" office:value-type="float" office:value="0.01551968">
            <text:p>0.0155</text:p>
          </table:table-cell>
          <table:table-cell table:style-name="ce35"/>
          <table:table-cell table:number-columns-repeated="1011"/>
        </table:table-row>
        <table:table-row table:style-name="ro2">
          <table:table-cell table:style-name="ce10" office:value-type="float" office:value="0.1">
            <text:p>0.10</text:p>
          </table:table-cell>
          <table:table-cell table:style-name="ce23" table:formula="of:=[.N11]" office:value-type="float" office:value="0.05141316">
            <text:p>0.0514</text:p>
          </table:table-cell>
          <table:table-cell table:style-name="ce23" table:formula="of:=[.O11]" office:value-type="float" office:value="0.03613948">
            <text:p>0.0361</text:p>
          </table:table-cell>
          <table:table-cell table:style-name="ce23" table:formula="of:=[.P11]" office:value-type="float" office:value="0.03085458">
            <text:p>0.0309</text:p>
          </table:table-cell>
          <table:table-cell table:style-name="ce23"/>
          <table:table-cell table:style-name="ce23" table:formula="of:=[.R11]" office:value-type="float" office:value="0.01546976">
            <text:p>0.0155</text:p>
          </table:table-cell>
          <table:table-cell table:style-name="ce23" table:formula="of:=[.S11]" office:value-type="float" office:value="0.010172134">
            <text:p>0.0102</text:p>
          </table:table-cell>
          <table:table-cell table:style-name="ce23" table:formula="of:=[.T11]" office:value-type="float" office:value="0.008396846">
            <text:p>0.0084</text:p>
          </table:table-cell>
          <table:table-cell table:style-name="ce23"/>
          <table:table-cell table:style-name="ce23" table:formula="of:=[.V11]" office:value-type="float" office:value="0.02219752">
            <text:p>0.0222</text:p>
          </table:table-cell>
          <table:table-cell table:style-name="ce23" table:formula="of:=[.W11]" office:value-type="float" office:value="0.01714998">
            <text:p>0.0171</text:p>
          </table:table-cell>
          <table:table-cell table:style-name="ce23" table:formula="of:=[.X11]" office:value-type="float" office:value="0.0159879">
            <text:p>0.0160</text:p>
          </table:table-cell>
          <table:table-cell table:style-name="ce35"/>
          <table:table-cell table:number-columns-repeated="1011"/>
        </table:table-row>
        <table:table-row table:style-name="ro2">
          <table:table-cell table:style-name="ce10" office:value-type="float" office:value="0.15">
            <text:p>0.15</text:p>
          </table:table-cell>
          <table:table-cell table:style-name="ce23" table:formula="of:=[.Z11]" office:value-type="float" office:value="0.051854">
            <text:p>0.0519</text:p>
          </table:table-cell>
          <table:table-cell table:style-name="ce23" table:formula="of:=[.AA11]" office:value-type="float" office:value="0.03650446">
            <text:p>0.0365</text:p>
          </table:table-cell>
          <table:table-cell table:style-name="ce23" table:formula="of:=[.AB11]" office:value-type="float" office:value="0.03120678">
            <text:p>0.0312</text:p>
          </table:table-cell>
          <table:table-cell table:style-name="ce23"/>
          <table:table-cell table:style-name="ce23" table:formula="of:=[.AD11]" office:value-type="float" office:value="0.01527334">
            <text:p>0.0153</text:p>
          </table:table-cell>
          <table:table-cell table:style-name="ce23" table:formula="of:=[.AE11]" office:value-type="float" office:value="0.010225254">
            <text:p>0.0102</text:p>
          </table:table-cell>
          <table:table-cell table:style-name="ce23" table:formula="of:=[.AF11]" office:value-type="float" office:value="0.008495342">
            <text:p>0.0085</text:p>
          </table:table-cell>
          <table:table-cell table:style-name="ce23"/>
          <table:table-cell table:style-name="ce23" table:formula="of:=[.AH11]" office:value-type="float" office:value="0.02316236">
            <text:p>0.0232</text:p>
          </table:table-cell>
          <table:table-cell table:style-name="ce23" table:formula="of:=[.AI11]" office:value-type="float" office:value="0.01788206">
            <text:p>0.0179</text:p>
          </table:table-cell>
          <table:table-cell table:style-name="ce23" table:formula="of:=[.AJ11]" office:value-type="float" office:value="0.01662258">
            <text:p>0.0166</text:p>
          </table:table-cell>
          <table:table-cell table:style-name="ce35"/>
          <table:table-cell table:number-columns-repeated="1011"/>
        </table:table-row>
        <table:table-row table:style-name="ro3">
          <table:table-cell table:style-name="ce10" office:value-type="float" office:value="0.2">
            <text:p>0.20</text:p>
          </table:table-cell>
          <table:table-cell table:style-name="ce24" table:formula="of:=[.AL11]" office:value-type="float" office:value="0.0540116">
            <text:p>0.0540</text:p>
          </table:table-cell>
          <table:table-cell table:style-name="ce24" table:formula="of:=[.AM11]" office:value-type="float" office:value="0.03832102">
            <text:p>0.0383</text:p>
          </table:table-cell>
          <table:table-cell table:style-name="ce24" table:formula="of:=[.AN11]" office:value-type="float" office:value="0.03296854">
            <text:p>0.0330</text:p>
          </table:table-cell>
          <table:table-cell table:style-name="ce24"/>
          <table:table-cell table:style-name="ce24" table:formula="of:=[.AP11]" office:value-type="float" office:value="0.01684152">
            <text:p>0.0168</text:p>
          </table:table-cell>
          <table:table-cell table:style-name="ce24" table:formula="of:=[.AQ11]" office:value-type="float" office:value="0.01132618">
            <text:p>0.0113</text:p>
          </table:table-cell>
          <table:table-cell table:style-name="ce24" table:formula="of:=[.AR11]" office:value-type="float" office:value="0.009601442">
            <text:p>0.0096</text:p>
          </table:table-cell>
          <table:table-cell table:style-name="ce24"/>
          <table:table-cell table:style-name="ce24" table:formula="of:=[.AT11]" office:value-type="float" office:value="0.02465322">
            <text:p>0.0247</text:p>
          </table:table-cell>
          <table:table-cell table:style-name="ce24" table:formula="of:=[.AU11]" office:value-type="float" office:value="0.01912408">
            <text:p>0.0191</text:p>
          </table:table-cell>
          <table:table-cell table:style-name="ce24" table:formula="of:=[.AV11]" office:value-type="float" office:value="0.01780694">
            <text:p>0.0178</text:p>
          </table:table-cell>
          <table:table-cell table:style-name="ce43"/>
          <table:table-cell table:number-columns-repeated="1011"/>
        </table:table-row>
        <table:table-row table:style-name="ro3">
          <table:table-cell table:style-name="ce10" office:value-type="float" office:value="0.25">
            <text:p>0.25</text:p>
          </table:table-cell>
          <table:table-cell table:style-name="ce24" table:formula="of:=[.AX11]" office:value-type="float" office:value="0.05555804">
            <text:p>0.0556</text:p>
          </table:table-cell>
          <table:table-cell table:style-name="ce24" table:formula="of:=[.AY11]" office:value-type="float" office:value="0.03917932">
            <text:p>0.0392</text:p>
          </table:table-cell>
          <table:table-cell table:style-name="ce24" table:formula="of:=[.AZ11]" office:value-type="float" office:value="0.03366828">
            <text:p>0.0337</text:p>
          </table:table-cell>
          <table:table-cell table:style-name="ce24"/>
          <table:table-cell table:style-name="ce24" table:formula="of:=[.BB11]" office:value-type="float" office:value="0.0180755">
            <text:p>0.0181</text:p>
          </table:table-cell>
          <table:table-cell table:style-name="ce24" table:formula="of:=[.BC11]" office:value-type="float" office:value="0.012266636">
            <text:p>0.0123</text:p>
          </table:table-cell>
          <table:table-cell table:style-name="ce24" table:formula="of:=[.BD11]" office:value-type="float" office:value="0.010659898">
            <text:p>0.0107</text:p>
          </table:table-cell>
          <table:table-cell table:style-name="ce24"/>
          <table:table-cell table:style-name="ce24" table:formula="of:=[.BF11]" office:value-type="float" office:value="0.02595044">
            <text:p>0.0260</text:p>
          </table:table-cell>
          <table:table-cell table:style-name="ce24" table:formula="of:=[.BG11]" office:value-type="float" office:value="0.02010448">
            <text:p>0.0201</text:p>
          </table:table-cell>
          <table:table-cell table:style-name="ce24" table:formula="of:=[.BH11]" office:value-type="float" office:value="0.018747">
            <text:p>0.0187</text:p>
          </table:table-cell>
          <table:table-cell table:style-name="ce43"/>
          <table:table-cell table:number-columns-repeated="1011"/>
        </table:table-row>
        <table:table-row table:style-name="ro3">
          <table:table-cell table:style-name="ce11" office:value-type="float" office:value="0.3">
            <text:p>0.30</text:p>
          </table:table-cell>
          <table:table-cell table:style-name="ce25" table:formula="of:=[.BJ11]" office:value-type="float" office:value="0.05555452">
            <text:p>5.56E-002</text:p>
          </table:table-cell>
          <table:table-cell table:style-name="ce25" table:formula="of:=[.BK11]" office:value-type="float" office:value="0.03918762">
            <text:p>3.92E-002</text:p>
          </table:table-cell>
          <table:table-cell table:style-name="ce25" table:formula="of:=[.BL11]" office:value-type="float" office:value="0.03360348">
            <text:p>3.36E-002</text:p>
          </table:table-cell>
          <table:table-cell table:style-name="ce25"/>
          <table:table-cell table:style-name="ce25" table:formula="of:=[.BN11]" office:value-type="float" office:value="0.01732332">
            <text:p>1.73E-002</text:p>
          </table:table-cell>
          <table:table-cell table:style-name="ce25" table:formula="of:=[.BO11]" office:value-type="float" office:value="0.011355596">
            <text:p>1.14E-002</text:p>
          </table:table-cell>
          <table:table-cell table:style-name="ce25" table:formula="of:=[.BP11]" office:value-type="float" office:value="0.009219068">
            <text:p>9.22E-003</text:p>
          </table:table-cell>
          <table:table-cell table:style-name="ce25"/>
          <table:table-cell table:style-name="ce25" table:formula="of:=[.BR11]" office:value-type="float" office:value="0.02713626">
            <text:p>2.71E-002</text:p>
          </table:table-cell>
          <table:table-cell table:style-name="ce25" table:formula="of:=[.BS11]" office:value-type="float" office:value="0.02072816">
            <text:p>2.07E-002</text:p>
          </table:table-cell>
          <table:table-cell table:style-name="ce25" table:formula="of:=[.BT11]" office:value-type="float" office:value="0.01916606">
            <text:p>1.92E-002</text:p>
          </table:table-cell>
          <table:table-cell table:style-name="ce25"/>
          <table:table-cell table:number-columns-repeated="1011"/>
        </table:table-row>
        <table:table-row table:style-name="ro2">
          <table:table-cell table:style-name="ce10"/>
          <table:table-cell table:number-columns-repeated="3"/>
          <table:table-cell table:style-name="ce34"/>
          <table:table-cell table:number-columns-repeated="3"/>
          <table:table-cell table:style-name="ce35"/>
          <table:table-cell table:number-columns-repeated="2"/>
          <table:table-cell table:style-name="ce42" table:number-columns-repeated="2"/>
          <table:table-cell table:number-columns-repeated="1011"/>
        </table:table-row>
        <table:table-row table:style-name="ro2">
          <table:table-cell table:style-name="ce10"/>
          <table:table-cell table:number-columns-repeated="3"/>
          <table:table-cell table:style-name="ce35"/>
          <table:table-cell table:number-columns-repeated="3"/>
          <table:table-cell table:style-name="ce35"/>
          <table:table-cell table:number-columns-repeated="2"/>
          <table:table-cell table:style-name="ce42" table:number-columns-repeated="2"/>
          <table:table-cell table:number-columns-repeated="1011"/>
        </table:table-row>
        <table:table-row table:style-name="ro2">
          <table:table-cell table:style-name="ce11"/>
          <table:table-cell table:style-name="ce21" table:number-columns-repeated="3"/>
          <table:table-cell table:style-name="ce36"/>
          <table:table-cell table:style-name="ce21" table:number-columns-repeated="3"/>
          <table:table-cell table:style-name="ce36"/>
          <table:table-cell table:style-name="ce21" table:number-columns-repeated="2"/>
          <table:table-cell table:style-name="ce41" table:number-columns-repeated="2"/>
          <table:table-cell table:number-columns-repeated="1011"/>
        </table:table-row>
        <table:table-row table:style-name="ro2">
          <table:table-cell table:number-columns-repeated="2"/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Default" table:number-columns-repeated="2"/>
          <table:table-cell table:number-columns-repeated="1013"/>
        </table:table-row>
        <table:table-row table:style-name="ro2">
          <table:table-cell table:style-name="Default" table:number-columns-repeated="4"/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1012"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1020"/>
        </table:table-row>
        <table:table-row table:style-name="ro2">
          <table:table-cell>
            <draw:frame table:end-cell-address="Sheet1.D51" table:end-x="0.5815in" table:end-y="0.1469in" draw:z-index="0" draw:style-name="gr1" svg:width="3.9996in" svg:height="3.2508in" svg:x="0in" svg:y="0.0839in">
              <draw:object draw:notify-on-update-of-ranges="Sheet1.B18:Sheet1.B18 Sheet1.B20:Sheet1.B29 Sheet1.A20:Sheet1.A29 Sheet1.C18:Sheet1.C18 Sheet1.C20:Sheet1.C29 Sheet1.A20:Sheet1.A29 Sheet1.D18:Sheet1.D18 Sheet1.D20:Sheet1.D29 Sheet1.A20:Sheet1.A29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Default"/>
          <table:table-cell/>
          <table:table-cell table:style-name="Default">
            <draw:frame table:end-cell-address="Sheet1.J51" table:end-x="0.4185in" table:end-y="0.0843in" draw:z-index="1" draw:style-name="gr1" svg:width="3.6764in" svg:height="3.1161in" svg:x="0.7902in" svg:y="0.1559in">
              <draw:object draw:notify-on-update-of-ranges="Sheet1.F18:Sheet1.F18 Sheet1.F20:Sheet1.F29 Sheet1.A20:Sheet1.A29 Sheet1.G18:Sheet1.G18 Sheet1.G20:Sheet1.G29 Sheet1.A20:Sheet1.A29 Sheet1.H18:Sheet1.H18 Sheet1.H20:Sheet1.H29 Sheet1.A20:Sheet1.A29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3"/>
          <table:table-cell table:style-name="Default"/>
          <table:table-cell/>
          <table:table-cell>
            <draw:frame table:end-cell-address="Sheet1.O52" table:end-x="0.4634in" table:end-y="0.0528in" draw:z-index="2" draw:style-name="gr1" svg:width="3.7846in" svg:height="3.25in" svg:x="0.4409in" svg:y="0.1677in">
              <draw:object draw:notify-on-update-of-ranges="Sheet1.J18:Sheet1.J18 Sheet1.J20:Sheet1.J29 Sheet1.A20:Sheet1.A29 Sheet1.K18:Sheet1.K18 Sheet1.K20:Sheet1.K29 Sheet1.A20:Sheet1.A29 Sheet1.L18:Sheet1.L18 Sheet1.L20:Sheet1.L29 Sheet1.A20:Sheet1.A29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style-name="Default"/>
          <table:table-cell table:number-columns-repeated="1013"/>
        </table:table-row>
        <table:table-row table:style-name="ro2" table:number-rows-repeated="2">
          <table:table-cell table:number-columns-repeated="2"/>
          <table:table-cell table:style-name="Default" table:number-columns-repeated="2"/>
          <table:table-cell table:number-columns-repeated="3"/>
          <table:table-cell table:style-name="Default"/>
          <table:table-cell table:number-columns-repeated="3"/>
          <table:table-cell table:style-name="Default" table:number-columns-repeated="2"/>
          <table:table-cell table:number-columns-repeated="1011"/>
        </table:table-row>
        <table:table-row table:style-name="ro2">
          <table:table-cell table:number-columns-repeated="7"/>
          <table:table-cell table:style-name="Default"/>
          <table:table-cell table:number-columns-repeated="3"/>
          <table:table-cell table:style-name="Default" table:number-columns-repeated="2"/>
          <table:table-cell table:number-columns-repeated="1011"/>
        </table:table-row>
        <table:table-row table:style-name="ro2">
          <table:table-cell table:number-columns-repeated="11"/>
          <table:table-cell table:style-name="Default" table:number-columns-repeated="2"/>
          <table:table-cell table:number-columns-repeated="1011"/>
        </table:table-row>
        <table:table-row table:style-name="ro2" table:number-rows-repeated="4">
          <table:table-cell table:number-columns-repeated="1024"/>
        </table:table-row>
        <table:table-row table:style-name="ro2" table:number-rows-repeated="3">
          <table:table-cell table:number-columns-repeated="3"/>
          <table:table-cell table:style-name="Default"/>
          <table:table-cell table:number-columns-repeated="1020"/>
        </table:table-row>
        <table:table-row table:style-name="ro2" table:number-rows-repeated="7">
          <table:table-cell table:number-columns-repeated="1024"/>
        </table:table-row>
        <table:table-row table:style-name="ro2" table:number-rows-repeated="2">
          <table:table-cell table:number-columns-repeated="3"/>
          <table:table-cell table:style-name="Default"/>
          <table:table-cell table:number-columns-repeated="1020"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1020"/>
        </table:table-row>
        <table:table-row table:style-name="ro2" table:number-rows-repeated="2">
          <table:table-cell table:number-columns-repeated="3"/>
          <table:table-cell table:style-name="Default"/>
          <table:table-cell table:number-columns-repeated="1020"/>
        </table:table-row>
        <table:table-row table:style-name="ro2" table:number-rows-repeated="6">
          <table:table-cell table:number-columns-repeated="1024"/>
        </table:table-row>
        <table:table-row table:style-name="ro2" table:number-rows-repeated="4">
          <table:table-cell table:number-columns-repeated="3"/>
          <table:table-cell table:style-name="Default"/>
          <table:table-cell table:number-columns-repeated="1020"/>
        </table:table-row>
        <table:table-row table:style-name="ro2" table:number-rows-repeated="6">
          <table:table-cell table:number-columns-repeated="1024"/>
        </table:table-row>
        <table:table-row table:style-name="ro2" table:number-rows-repeated="4">
          <table:table-cell table:number-columns-repeated="3"/>
          <table:table-cell table:style-name="Default"/>
          <table:table-cell table:number-columns-repeated="1020"/>
        </table:table-row>
        <table:table-row table:style-name="ro2" table:number-rows-repeated="104849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6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1" style:language-asian="zxx" style:country-asian="none" style:font-name-complex="Arial1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3" number:min-integer-digits="1"/>
    </number:number-style>
    <number:number-style style:name="N118">
      <number:number number:decimal-places="4" number:min-integer-digits="1"/>
    </number:number-style>
    <number:number-style style:name="N119">
      <number:number number:decimal-places="1" number:min-integer-digits="1"/>
    </number:number-style>
    <number:number-style style:name="N120">
      <number:number number:decimal-places="5" number:min-integer-digits="1"/>
    </number:number-style>
    <number:number-style style:name="N121">
      <number:number number:decimal-places="6" number:min-integer-digits="1"/>
    </number:number-style>
    <number:number-style style:name="N122">
      <number:number number:decimal-places="7" number:min-integer-digits="1"/>
    </number:number-style>
    <number:number-style style:name="N123">
      <number:number number:decimal-places="8" number:min-integer-digits="1"/>
    </number:number-style>
    <number:number-style style:name="N124">
      <number:number number:decimal-places="9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8-17">08/17/2010</text:date>, <text:time>18:53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8-04T09:04:06</meta:creation-date>
    <dc:date>2010-08-17T18:53:15</dc:date>
    <meta:editing-duration>PT07H30M22S</meta:editing-duration>
    <meta:editing-cycles>77</meta:editing-cycles>
    <meta:generator>OpenOffice.org/3.1$Linux OpenOffice.org_project/310m21$Build-9319</meta:generator>
    <meta:document-statistic meta:table-count="3" meta:cell-count="539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2">
      <number:number number:decimal-places="2"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include-hidden-cells="false" chart:treat-empty-cells="ignore" chart:spline-order="3" chart:sort-by-x-values="false" chart:right-angled-axes="true"/>
    </style:style>
    <style:style style:name="ch4" style:family="chart" style:data-style-name="N2">
      <style:chart-properties chart:display-label="true" chart:logarithmic="false" chart:reverse-direction="false" text:line-break="false" chart:label-arrangement="side-by-sid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/>
      <style:text-properties fo:font-size="9pt" style:font-size-asian="9pt" style:font-size-complex="9pt"/>
    </style:style>
    <style:style style:name="ch6" style:family="chart" style:data-style-name="N2">
      <style:chart-properties chart:display-label="true" chart:logarithmic="false" chart:origin="0" chart:reverse-direction="false" text:line-break="false" chart:label-arrangement="side-by-sid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/>
      <style:text-properties fo:font-size="6pt" style:font-size-asian="6pt" style:font-size-complex="6pt"/>
    </style:style>
    <style:style style:name="ch10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/>
      <style:text-properties fo:font-size="6pt" style:font-size-asian="6pt" style:font-size-complex="6pt"/>
    </style:style>
    <style:style style:name="ch11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10.16cm" svg:height="8.258cm" chart:class="chart:scatter" chart:style-name="ch1">
        <chart:legend chart:legend-position="top" svg:x="6.356cm" svg:y="0.664cm" chart:style-name="ch2"/>
        <chart:plot-area chart:style-name="ch3" table:cell-range-address="Sheet1.A20:Sheet1.D29 Sheet1.B18:Sheet1.D18" chart:data-source-has-labels="row" svg:x="0.374cm" svg:y="0.288cm" svg:width="9.548cm" svg:height="7.668cm">
          <chart:axis chart:dimension="x" chart:name="primary-x" chart:style-name="ch4">
            <chart:title svg:x="4.123cm" svg:y="7.55cm" chart:style-name="ch5">
              <text:p>perturbation factor</text:p>
            </chart:title>
          </chart:axis>
          <chart:axis chart:dimension="y" chart:name="primary-y" chart:style-name="ch6">
            <chart:title svg:x="0.372cm" svg:y="4.18cm" chart:style-name="ch7">
              <text:p>error</text:p>
            </chart:title>
            <chart:grid chart:style-name="ch8" chart:class="major"/>
          </chart:axis>
          <chart:series chart:style-name="ch9" chart:values-cell-range-address="Sheet1.B20:Sheet1.B29" chart:label-cell-address="Sheet1.B18:Sheet1.B18" chart:class="chart:scatter">
            <chart:domain table:cell-range-address="Sheet1.A20:Sheet1.A29"/>
            <chart:data-point chart:repeated="10"/>
          </chart:series>
          <chart:series chart:style-name="ch10" chart:values-cell-range-address="Sheet1.C20:Sheet1.C29" chart:label-cell-address="Sheet1.C18:Sheet1.C18" chart:class="chart:scatter">
            <chart:data-point chart:repeated="10"/>
          </chart:series>
          <chart:series chart:style-name="ch11" chart:values-cell-range-address="Sheet1.D20:Sheet1.D29" chart:label-cell-address="Sheet1.D18:Sheet1.D18" chart:class="chart:scatter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Sheet1.B18:Sheet1.B18">L1</text:p>
              </table:table-cell>
              <table:table-cell office:value-type="string">
                <text:p text:id="Sheet1.C18:Sheet1.C18">L2</text:p>
              </table:table-cell>
              <table:table-cell office:value-type="string">
                <text:p text:id="Sheet1.D18:Sheet1.D18">Lin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#NAN">
                <text:p text:id="Sheet1.A20:Sheet1.A29">1.#NAN</text:p>
              </table:table-cell>
              <table:table-cell office:value-type="float" office:value="1.#NAN">
                <text:p text:id="Sheet1.B20:Sheet1.B29">1.#NAN</text:p>
              </table:table-cell>
              <table:table-cell office:value-type="float" office:value="1.#NAN">
                <text:p text:id="Sheet1.C20:Sheet1.C29">1.#NAN</text:p>
              </table:table-cell>
              <table:table-cell office:value-type="float" office:value="1.#NAN">
                <text:p text:id="Sheet1.D20:Sheet1.D29">1.#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5">
                <text:p>0.05</text:p>
              </table:table-cell>
              <table:table-cell office:value-type="float" office:value="0.05205914">
                <text:p>0.05205914</text:p>
              </table:table-cell>
              <table:table-cell office:value-type="float" office:value="0.03709956">
                <text:p>0.03709956</text:p>
              </table:table-cell>
              <table:table-cell office:value-type="float" office:value="0.03189264">
                <text:p>0.031892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">
                <text:p>0.1</text:p>
              </table:table-cell>
              <table:table-cell office:value-type="float" office:value="0.05141316">
                <text:p>0.05141316</text:p>
              </table:table-cell>
              <table:table-cell office:value-type="float" office:value="0.03613948">
                <text:p>0.03613948</text:p>
              </table:table-cell>
              <table:table-cell office:value-type="float" office:value="0.03085458">
                <text:p>0.0308545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5">
                <text:p>0.15</text:p>
              </table:table-cell>
              <table:table-cell office:value-type="float" office:value="0.051854">
                <text:p>0.051854</text:p>
              </table:table-cell>
              <table:table-cell office:value-type="float" office:value="0.03650446">
                <text:p>0.03650446</text:p>
              </table:table-cell>
              <table:table-cell office:value-type="float" office:value="0.03120678">
                <text:p>0.0312067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">
                <text:p>0.2</text:p>
              </table:table-cell>
              <table:table-cell office:value-type="float" office:value="0.0540116">
                <text:p>0.0540116</text:p>
              </table:table-cell>
              <table:table-cell office:value-type="float" office:value="0.03832102">
                <text:p>0.03832102</text:p>
              </table:table-cell>
              <table:table-cell office:value-type="float" office:value="0.03296854">
                <text:p>0.0329685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5">
                <text:p>0.25</text:p>
              </table:table-cell>
              <table:table-cell office:value-type="float" office:value="0.05555804">
                <text:p>0.05555804</text:p>
              </table:table-cell>
              <table:table-cell office:value-type="float" office:value="0.03917932">
                <text:p>0.03917932</text:p>
              </table:table-cell>
              <table:table-cell office:value-type="float" office:value="0.03366828">
                <text:p>0.0336682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">
                <text:p>0.3</text:p>
              </table:table-cell>
              <table:table-cell office:value-type="float" office:value="0.05555452">
                <text:p>0.05555452</text:p>
              </table:table-cell>
              <table:table-cell office:value-type="float" office:value="0.03918762">
                <text:p>0.03918762</text:p>
              </table:table-cell>
              <table:table-cell office:value-type="float" office:value="0.03360348">
                <text:p>0.0336034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21$Build-931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2">
      <number:number number:decimal-places="2" number:min-integer-digits="1"/>
    </number:number-style>
    <number:number-style style:name="N117">
      <number:number number:decimal-places="3"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include-hidden-cells="false" chart:treat-empty-cells="ignore" chart:spline-order="3" chart:sort-by-x-values="false" chart:right-angled-axes="true"/>
    </style:style>
    <style:style style:name="ch4" style:family="chart" style:data-style-name="N2">
      <style:chart-properties chart:display-label="true" chart:logarithmic="false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/>
      <style:text-properties fo:font-size="9pt" style:font-size-asian="9pt" style:font-size-complex="9pt"/>
    </style:style>
    <style:style style:name="ch6" style:family="chart" style:data-style-name="N117">
      <style:chart-properties chart:display-label="true" chart:logarithmic="false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/>
      <style:text-properties fo:font-size="6pt" style:font-size-asian="6pt" style:font-size-complex="6pt"/>
    </style:style>
    <style:style style:name="ch10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/>
      <style:text-properties fo:font-size="6pt" style:font-size-asian="6pt" style:font-size-complex="6pt"/>
    </style:style>
    <style:style style:name="ch11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9.339cm" svg:height="7.916cm" chart:class="chart:scatter" chart:column-mapping="1 2" chart:style-name="ch1">
        <chart:legend chart:legend-position="top" svg:x="4.528cm" svg:y="0.562cm" chart:style-name="ch2"/>
        <chart:plot-area chart:style-name="ch3" table:cell-range-address="Sheet1.A20:Sheet1.A29 Sheet1.F18:Sheet1.H18 Sheet1.F20:Sheet1.H29" chart:data-source-has-labels="row" svg:x="0.31cm" svg:y="0.343cm" svg:width="8.694cm" svg:height="7.436cm">
          <chart:axis chart:dimension="x" chart:name="primary-x" chart:style-name="ch4">
            <chart:title svg:x="3.632cm" svg:y="7.366cm" chart:style-name="ch5">
              <text:p>perturbation factor</text:p>
            </chart:title>
          </chart:axis>
          <chart:axis chart:dimension="y" chart:name="primary-y" chart:style-name="ch6">
            <chart:title svg:x="0.325cm" svg:y="4.119cm" chart:style-name="ch7">
              <text:p>error</text:p>
            </chart:title>
            <chart:grid chart:style-name="ch8" chart:class="major"/>
          </chart:axis>
          <chart:series chart:style-name="ch9" chart:values-cell-range-address="Sheet1.F20:Sheet1.F29" chart:label-cell-address="Sheet1.F18:Sheet1.F18" chart:class="chart:scatter">
            <chart:domain table:cell-range-address="Sheet1.A20:Sheet1.A29"/>
            <chart:data-point chart:repeated="10"/>
          </chart:series>
          <chart:series chart:style-name="ch10" chart:values-cell-range-address="Sheet1.G20:Sheet1.G29" chart:label-cell-address="Sheet1.G18:Sheet1.G18" chart:class="chart:scatter">
            <chart:data-point chart:repeated="10"/>
          </chart:series>
          <chart:series chart:style-name="ch11" chart:values-cell-range-address="Sheet1.H20:Sheet1.H29" chart:label-cell-address="Sheet1.H18:Sheet1.H18" chart:class="chart:scatter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Sheet1.F18:Sheet1.F18">L1_3</text:p>
              </table:table-cell>
              <table:table-cell office:value-type="string">
                <text:p text:id="Sheet1.G18:Sheet1.G18">L2_3</text:p>
              </table:table-cell>
              <table:table-cell office:value-type="string">
                <text:p text:id="Sheet1.H18:Sheet1.H18">Linf_3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#NAN">
                <text:p text:id="Sheet1.A20:Sheet1.A29">1.#NAN</text:p>
              </table:table-cell>
              <table:table-cell office:value-type="float" office:value="1.#NAN">
                <text:p text:id="Sheet1.F20:Sheet1.F29">1.#NAN</text:p>
              </table:table-cell>
              <table:table-cell office:value-type="float" office:value="1.#NAN">
                <text:p text:id="Sheet1.G20:Sheet1.G29">1.#NAN</text:p>
              </table:table-cell>
              <table:table-cell office:value-type="float" office:value="1.#NAN">
                <text:p text:id="Sheet1.H20:Sheet1.H29">1.#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5">
                <text:p>0.05</text:p>
              </table:table-cell>
              <table:table-cell office:value-type="float" office:value="0.01578488">
                <text:p>0.01578488</text:p>
              </table:table-cell>
              <table:table-cell office:value-type="float" office:value="0.010310906">
                <text:p>0.010310906</text:p>
              </table:table-cell>
              <table:table-cell office:value-type="float" office:value="0.008462112">
                <text:p>0.0084621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">
                <text:p>0.1</text:p>
              </table:table-cell>
              <table:table-cell office:value-type="float" office:value="0.01546976">
                <text:p>0.01546976</text:p>
              </table:table-cell>
              <table:table-cell office:value-type="float" office:value="0.010172134">
                <text:p>0.010172134</text:p>
              </table:table-cell>
              <table:table-cell office:value-type="float" office:value="0.008396846">
                <text:p>0.00839684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5">
                <text:p>0.15</text:p>
              </table:table-cell>
              <table:table-cell office:value-type="float" office:value="0.01527334">
                <text:p>0.01527334</text:p>
              </table:table-cell>
              <table:table-cell office:value-type="float" office:value="0.010225254">
                <text:p>0.010225254</text:p>
              </table:table-cell>
              <table:table-cell office:value-type="float" office:value="0.008495342">
                <text:p>0.00849534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">
                <text:p>0.2</text:p>
              </table:table-cell>
              <table:table-cell office:value-type="float" office:value="0.01684152">
                <text:p>0.01684152</text:p>
              </table:table-cell>
              <table:table-cell office:value-type="float" office:value="0.01132618">
                <text:p>0.01132618</text:p>
              </table:table-cell>
              <table:table-cell office:value-type="float" office:value="0.009601442">
                <text:p>0.00960144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5">
                <text:p>0.25</text:p>
              </table:table-cell>
              <table:table-cell office:value-type="float" office:value="0.0180755">
                <text:p>0.0180755</text:p>
              </table:table-cell>
              <table:table-cell office:value-type="float" office:value="0.012266636">
                <text:p>0.012266636</text:p>
              </table:table-cell>
              <table:table-cell office:value-type="float" office:value="0.010659898">
                <text:p>0.01065989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">
                <text:p>0.3</text:p>
              </table:table-cell>
              <table:table-cell office:value-type="float" office:value="0.01732332">
                <text:p>0.01732332</text:p>
              </table:table-cell>
              <table:table-cell office:value-type="float" office:value="0.011355596">
                <text:p>0.011355596</text:p>
              </table:table-cell>
              <table:table-cell office:value-type="float" office:value="0.009219068">
                <text:p>0.00921906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21$Build-9319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2">
      <number:number number:decimal-places="2" number:min-integer-digits="1"/>
    </number:number-style>
    <number:number-style style:name="N117">
      <number:number number:decimal-places="3"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include-hidden-cells="false" chart:treat-empty-cells="ignore" chart:spline-order="3" chart:sort-by-x-values="false" chart:right-angled-axes="true"/>
    </style:style>
    <style:style style:name="ch4" style:family="chart" style:data-style-name="N2">
      <style:chart-properties chart:display-label="true" chart:logarithmic="false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/>
      <style:text-properties fo:font-size="9pt" style:font-size-asian="9pt" style:font-size-complex="9pt"/>
    </style:style>
    <style:style style:name="ch6" style:family="chart" style:data-style-name="N117">
      <style:chart-properties chart:display-label="true" chart:logarithmic="false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/>
      <style:text-properties fo:font-size="6pt" style:font-size-asian="6pt" style:font-size-complex="6pt"/>
    </style:style>
    <style:style style:name="ch10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/>
      <style:text-properties fo:font-size="6pt" style:font-size-asian="6pt" style:font-size-complex="6pt"/>
    </style:style>
    <style:style style:name="ch11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9.614cm" svg:height="8.256cm" chart:class="chart:scatter" chart:column-mapping="1 2" chart:style-name="ch1">
        <chart:legend chart:legend-position="top" svg:x="4.807cm" svg:y="0.575cm" chart:style-name="ch2"/>
        <chart:plot-area chart:style-name="ch3" table:cell-range-address="Sheet1.A20:Sheet1.A29 Sheet1.J18:Sheet1.L18 Sheet1.J20:Sheet1.L29" chart:data-source-has-labels="row" svg:x="0.392cm" svg:y="0.144cm" svg:width="8.925cm" svg:height="7.753cm">
          <chart:axis chart:dimension="x" chart:name="primary-x" chart:style-name="ch4">
            <chart:title svg:x="3.83cm" svg:y="7.491cm" chart:style-name="ch5">
              <text:p>perturbation factor</text:p>
            </chart:title>
          </chart:axis>
          <chart:axis chart:dimension="y" chart:name="primary-y" chart:style-name="ch6">
            <chart:title svg:x="0.401cm" svg:y="4.079cm" chart:style-name="ch7">
              <text:p>error</text:p>
            </chart:title>
            <chart:grid chart:style-name="ch8" chart:class="major"/>
          </chart:axis>
          <chart:series chart:style-name="ch9" chart:values-cell-range-address="Sheet1.J20:Sheet1.J29" chart:label-cell-address="Sheet1.J18:Sheet1.J18" chart:class="chart:scatter">
            <chart:domain table:cell-range-address="Sheet1.A20:Sheet1.A29"/>
            <chart:data-point chart:repeated="10"/>
          </chart:series>
          <chart:series chart:style-name="ch10" chart:values-cell-range-address="Sheet1.K20:Sheet1.K29" chart:label-cell-address="Sheet1.K18:Sheet1.K18" chart:class="chart:scatter">
            <chart:data-point chart:repeated="10"/>
          </chart:series>
          <chart:series chart:style-name="ch11" chart:values-cell-range-address="Sheet1.L20:Sheet1.L29" chart:label-cell-address="Sheet1.L18:Sheet1.L18" chart:class="chart:scatter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Sheet1.J18:Sheet1.J18">L1_2</text:p>
              </table:table-cell>
              <table:table-cell office:value-type="string">
                <text:p text:id="Sheet1.K18:Sheet1.K18">L2_2</text:p>
              </table:table-cell>
              <table:table-cell office:value-type="string">
                <text:p text:id="Sheet1.L18:Sheet1.L18">Linf_2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#NAN">
                <text:p text:id="Sheet1.A20:Sheet1.A29">1.#NAN</text:p>
              </table:table-cell>
              <table:table-cell office:value-type="float" office:value="1.#NAN">
                <text:p text:id="Sheet1.J20:Sheet1.J29">1.#NAN</text:p>
              </table:table-cell>
              <table:table-cell office:value-type="float" office:value="1.#NAN">
                <text:p text:id="Sheet1.K20:Sheet1.K29">1.#NAN</text:p>
              </table:table-cell>
              <table:table-cell office:value-type="float" office:value="1.#NAN">
                <text:p text:id="Sheet1.L20:Sheet1.L29">1.#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5">
                <text:p>0.05</text:p>
              </table:table-cell>
              <table:table-cell office:value-type="float" office:value="0.0214941">
                <text:p>0.0214941</text:p>
              </table:table-cell>
              <table:table-cell office:value-type="float" office:value="0.01659668">
                <text:p>0.01659668</text:p>
              </table:table-cell>
              <table:table-cell office:value-type="float" office:value="0.01551968">
                <text:p>0.0155196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">
                <text:p>0.1</text:p>
              </table:table-cell>
              <table:table-cell office:value-type="float" office:value="0.02219752">
                <text:p>0.02219752</text:p>
              </table:table-cell>
              <table:table-cell office:value-type="float" office:value="0.01714998">
                <text:p>0.01714998</text:p>
              </table:table-cell>
              <table:table-cell office:value-type="float" office:value="0.0159879">
                <text:p>0.015987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5">
                <text:p>0.15</text:p>
              </table:table-cell>
              <table:table-cell office:value-type="float" office:value="0.02316236">
                <text:p>0.02316236</text:p>
              </table:table-cell>
              <table:table-cell office:value-type="float" office:value="0.01788206">
                <text:p>0.01788206</text:p>
              </table:table-cell>
              <table:table-cell office:value-type="float" office:value="0.01662258">
                <text:p>0.0166225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">
                <text:p>0.2</text:p>
              </table:table-cell>
              <table:table-cell office:value-type="float" office:value="0.02465322">
                <text:p>0.02465322</text:p>
              </table:table-cell>
              <table:table-cell office:value-type="float" office:value="0.01912408">
                <text:p>0.01912408</text:p>
              </table:table-cell>
              <table:table-cell office:value-type="float" office:value="0.01780694">
                <text:p>0.0178069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5">
                <text:p>0.25</text:p>
              </table:table-cell>
              <table:table-cell office:value-type="float" office:value="0.02595044">
                <text:p>0.02595044</text:p>
              </table:table-cell>
              <table:table-cell office:value-type="float" office:value="0.02010448">
                <text:p>0.02010448</text:p>
              </table:table-cell>
              <table:table-cell office:value-type="float" office:value="0.018747">
                <text:p>0.01874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">
                <text:p>0.3</text:p>
              </table:table-cell>
              <table:table-cell office:value-type="float" office:value="0.02713626">
                <text:p>0.02713626</text:p>
              </table:table-cell>
              <table:table-cell office:value-type="float" office:value="0.02072816">
                <text:p>0.02072816</text:p>
              </table:table-cell>
              <table:table-cell office:value-type="float" office:value="0.01916606">
                <text:p>0.0191660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21$Build-9319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